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60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5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8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3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2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5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5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9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6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3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7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4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6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8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1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6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6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7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4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3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4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3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4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9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5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7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9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2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6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2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3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7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7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1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1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2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9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9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0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6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6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6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7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6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0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7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2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9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57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3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6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5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6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36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8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0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1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3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61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51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0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82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3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5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01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8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3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92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01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3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32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2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95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77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2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1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1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06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9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27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0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94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9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5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8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94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61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54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79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6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6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4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24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05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11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5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35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02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02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21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63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76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08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7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35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84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99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28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08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34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64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75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37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02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1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8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41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93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96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69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69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2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22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68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79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85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41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21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25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13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91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56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4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46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11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39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37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76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91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06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85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16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9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23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4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21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43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29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47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3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27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62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22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24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97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62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46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96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83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97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59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65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66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1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74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79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56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66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42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61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35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2pt" fo:background-color="#ffff00" style:font-size-asian="12pt" style:font-size-complex="12pt"/>
    </style:style>
    <style:style style:name="P6" style:family="paragraph">
      <style:paragraph-properties fo:text-align="start" style:writing-mode="lr-tb"/>
      <style:text-properties fo:background-color="transparent"/>
    </style:style>
    <style:style style:name="P7" style:family="paragraph">
      <loext:graphic-properties draw:fill="none"/>
      <style:text-properties fo:font-size="12pt" fo:background-color="transparent" style:font-size-asian="12pt" style:font-size-complex="12pt"/>
    </style:style>
    <style:style style:name="P8" style:family="paragraph">
      <style:paragraph-properties fo:text-align="start" style:writing-mode="lr-tb"/>
      <style:text-properties fo:background-color="#bf0041"/>
    </style:style>
    <style:style style:name="P9" style:family="paragraph">
      <loext:graphic-properties draw:fill="none"/>
      <style:text-properties fo:font-size="12pt" fo:background-color="#bf0041" style:font-size-asian="12pt" style:font-size-complex="12pt"/>
    </style:style>
    <style:style style:name="T1" style:family="text">
      <style:text-properties fo:color="#0e0e0e" loext:opacity="100%" style:font-name="TimesNewRoman" fo:font-size="16pt" fo:font-weight="bold" style:font-name-asian="TimesNewRoman" style:font-size-asian="16pt" style:font-weight-asian="bold" style:font-name-complex="TimesNewRoman" style:font-size-complex="16pt" style:font-weight-complex="bold"/>
    </style:style>
    <style:style style:name="T2" style:family="text">
      <style:text-properties fo:color="#0e0e0e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e0e0e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4" style:family="text">
      <style:text-properties fo:color="#0e0e0e" loext:opacity="100%" style:font-name="TimesNewRoman" fo:font-size="12pt" fo:font-weight="bold" fo:background-color="#ffff00" style:font-name-asian="TimesNewRoman" style:font-size-asian="12pt" style:font-weight-asian="bold" style:font-name-complex="TimesNewRoman" style:font-size-complex="12pt" style:font-weight-complex="bold"/>
    </style:style>
    <style:style style:name="T5" style:family="text">
      <style:text-properties fo:color="#0e0e0e" loext:opacity="100%" style:font-name="TimesNewRoman" fo:font-size="12pt" fo:font-weight="bold" fo:background-color="transparent" style:font-name-asian="TimesNewRoman" style:font-size-asian="12pt" style:font-weight-asian="bold" style:font-name-complex="TimesNewRoman" style:font-size-complex="12pt" style:font-weight-complex="bold"/>
    </style:style>
    <style:style style:name="T6" style:family="text">
      <style:text-properties fo:color="#0e0e0e" loext:opacity="100%" style:font-name="TimesNewRoman" fo:font-size="12pt" fo:font-weight="bold" fo:background-color="#bf0041" style:font-name-asian="TimesNewRoman" style:font-size-asian="12pt" style:font-weight-asian="bold" style:font-name-complex="TimesNewRoman" style:font-size-complex="12pt" style:font-weight-complex="bold"/>
    </style:style>
    <style:style style:name="T7" style:family="text">
      <style:text-properties fo:color="#0e0e0e" loext:opacity="100%" style:font-name="TimesNewRoman" fo:font-size="12pt" fo:font-weight="normal" fo:background-color="#bf0041" style:font-name-asian="TimesNewRoman" style:font-size-asian="12pt" style:font-weight-asian="normal" style:font-name-complex="TimesNewRoman" style:font-size-complex="12pt" style:font-weight-complex="normal"/>
    </style:style>
    <style:style style:name="T8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cm" svg:height="0.628cm" svg:x="9.565cm" svg:y="2.567cm">
          <draw:text-box>
            <text:p text:style-name="P1"><text:span text:style-name="T1">QUIZ 1 </text:span></text:p>
          </draw:text-box>
        </draw:frame>
        <draw:frame draw:style-name="gr2" draw:text-style-name="P2" draw:layer="layout" svg:width="0.563cm" svg:height="0.628cm" svg:x="10.5cm" svg:y="3.211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11.606cm" svg:height="0.628cm" svg:x="4.755cm" svg:y="3.864cm">
          <draw:text-box>
            <text:p text:style-name="P1"><text:span text:style-name="T1">INTRODUCTION TO </text:span><text:span text:style-name="T1">WEB </text:span><text:span text:style-name="T1">DEVELOPMENT </text:span></text:p>
          </draw:text-box>
        </draw:frame>
        <draw:frame draw:style-name="gr4" draw:text-style-name="P3" draw:layer="layout" svg:width="0.422cm" svg:height="0.471cm" svg:x="2.541cm" svg:y="4.51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4.996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5.481cm">
          <draw:text-box>
            <text:p text:style-name="P1"><text:span text:style-name="T2"><text:s/></text:span></text:p>
          </draw:text-box>
        </draw:frame>
        <draw:frame draw:style-name="gr5" draw:text-style-name="P3" draw:layer="layout" svg:width="6.657cm" svg:height="0.471cm" svg:x="2.841cm" svg:y="5.966cm">
          <draw:text-box>
            <text:p text:style-name="P1"><text:span text:style-name="T3">Scenario 1: Front-End </text:span><text:span text:style-name="T3">Development </text:span></text:p>
          </draw:text-box>
        </draw:frame>
        <draw:frame draw:style-name="gr4" draw:text-style-name="P3" draw:layer="layout" svg:width="0.422cm" svg:height="0.471cm" svg:x="2.541cm" svg:y="6.4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6.945cm">
          <draw:text-box>
            <text:p text:style-name="P1"><text:span text:style-name="T3">Question 1: </text:span></text:p>
          </draw:text-box>
        </draw:frame>
        <draw:frame draw:style-name="gr7" draw:text-style-name="P3" draw:layer="layout" svg:width="15.67cm" svg:height="0.471cm" svg:x="2.541cm" svg:y="7.431cm">
          <draw:text-box>
            <text:p text:style-name="P1"><text:span text:style-name="T2">You are working on a responsive </text:span><text:span text:style-name="T2">website project. You need to </text:span><text:span text:style-name="T2">ensure that the website looks </text:span></text:p>
          </draw:text-box>
        </draw:frame>
        <draw:frame draw:style-name="gr8" draw:text-style-name="P3" draw:layer="layout" svg:width="15.636cm" svg:height="0.471cm" svg:x="2.541cm" svg:y="7.916cm">
          <draw:text-box>
            <text:p text:style-name="P1"><text:span text:style-name="T2">good on all devices. Which of </text:span><text:span text:style-name="T2">the following frameworks would </text:span><text:span text:style-name="T2">you use to achieve this, and </text:span></text:p>
          </draw:text-box>
        </draw:frame>
        <draw:frame draw:style-name="gr9" draw:text-style-name="P3" draw:layer="layout" svg:width="1.022cm" svg:height="0.471cm" svg:x="2.541cm" svg:y="8.401cm">
          <draw:text-box>
            <text:p text:style-name="P1"><text:span text:style-name="T2">why? </text:span></text:p>
          </draw:text-box>
        </draw:frame>
        <draw:frame draw:style-name="gr4" draw:text-style-name="P3" draw:layer="layout" svg:width="0.422cm" svg:height="0.471cm" svg:x="2.541cm" svg:y="8.89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9.38cm">
          <draw:text-box>
            <text:p text:style-name="P1"><text:span text:style-name="T2"><text:s/></text:span><text:span text:style-name="T2">1. </text:span></text:p>
          </draw:text-box>
        </draw:frame>
        <draw:frame draw:style-name="gr11" draw:text-style-name="P4" draw:layer="layout" svg:width="1.551cm" svg:height="0.471cm" svg:x="3.283cm" svg:y="9.38cm">
          <draw:text-box>
            <text:p text:style-name="P1"><text:span text:style-name="T3">React.js </text:span></text:p>
          </draw:text-box>
        </draw:frame>
        <draw:frame draw:style-name="gr10" draw:text-style-name="P3" draw:layer="layout" svg:width="0.531cm" svg:height="0.471cm" svg:x="2.541cm" svg:y="9.865cm">
          <draw:text-box>
            <text:p text:style-name="P1"><text:span text:style-name="T2"><text:s/></text:span><text:span text:style-name="T2">2. </text:span></text:p>
          </draw:text-box>
        </draw:frame>
        <draw:frame draw:style-name="gr12" draw:text-style-name="P3" draw:layer="layout" svg:width="1.458cm" svg:height="0.471cm" svg:x="3.283cm" svg:y="9.865cm">
          <draw:text-box>
            <text:p text:style-name="P1"><text:span text:style-name="T3">Node.js </text:span></text:p>
          </draw:text-box>
        </draw:frame>
        <draw:frame draw:style-name="gr10" draw:text-style-name="P3" draw:layer="layout" svg:width="0.531cm" svg:height="0.471cm" svg:x="2.541cm" svg:y="10.351cm">
          <draw:text-box>
            <text:p text:style-name="P1"><text:span text:style-name="T2"><text:s/></text:span><text:span text:style-name="T2">3. </text:span></text:p>
          </draw:text-box>
        </draw:frame>
        <draw:frame draw:style-name="gr13" draw:text-style-name="P3" draw:layer="layout" svg:width="1.424cm" svg:height="0.471cm" svg:x="3.283cm" svg:y="10.351cm">
          <draw:text-box>
            <text:p text:style-name="P1"><text:span text:style-name="T3">Django </text:span></text:p>
          </draw:text-box>
        </draw:frame>
        <draw:frame draw:style-name="gr10" draw:text-style-name="P3" draw:layer="layout" svg:width="0.531cm" svg:height="0.471cm" svg:x="2.541cm" svg:y="10.836cm">
          <draw:text-box>
            <text:p text:style-name="P1"><text:span text:style-name="T2"><text:s/></text:span><text:span text:style-name="T2">4. </text:span></text:p>
          </draw:text-box>
        </draw:frame>
        <draw:frame draw:style-name="gr14" draw:text-style-name="P3" draw:layer="layout" svg:width="1.894cm" svg:height="0.471cm" svg:x="3.283cm" svg:y="10.836cm">
          <draw:text-box>
            <text:p text:style-name="P1"><text:span text:style-name="T4">Bootstrap</text:span><text:span text:style-name="T3"> </text:span></text:p>
          </draw:text-box>
        </draw:frame>
        <draw:frame draw:style-name="gr4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1.815cm">
          <draw:text-box>
            <text:p text:style-name="P1"><text:span text:style-name="T3">Question 2: </text:span></text:p>
          </draw:text-box>
        </draw:frame>
        <draw:frame draw:style-name="gr15" draw:text-style-name="P3" draw:layer="layout" svg:width="15.869cm" svg:height="0.471cm" svg:x="2.541cm" svg:y="12.3cm">
          <draw:text-box>
            <text:p text:style-name="P1"><text:span text:style-name="T2">In the same project, you need to </text:span><text:span text:style-name="T2">make the web page interactive. </text:span><text:span text:style-name="T2">Which technologies will you </text:span></text:p>
          </draw:text-box>
        </draw:frame>
        <draw:frame draw:style-name="gr16" draw:text-style-name="P3" draw:layer="layout" svg:width="2.538cm" svg:height="0.471cm" svg:x="2.541cm" svg:y="12.785cm">
          <draw:text-box>
            <text:p text:style-name="P1"><text:span text:style-name="T2">primarily use? </text:span></text:p>
          </draw:text-box>
        </draw:frame>
        <draw:frame draw:style-name="gr4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17" draw:text-style-name="P3" draw:layer="layout" svg:width="3.071cm" svg:height="0.471cm" svg:x="3.283cm" svg:y="13.756cm">
          <draw:text-box>
            <text:p text:style-name="P1"><text:span text:style-name="T3">HTML and CSS </text:span></text:p>
          </draw:text-box>
        </draw:frame>
        <draw:frame draw:style-name="gr10" draw:text-style-name="P3" draw:layer="layout" svg:width="0.531cm" svg:height="0.471cm" svg:x="2.541cm" svg:y="14.25cm">
          <draw:text-box>
            <text:p text:style-name="P1"><text:span text:style-name="T2"><text:s/></text:span><text:span text:style-name="T2">2. </text:span></text:p>
          </draw:text-box>
        </draw:frame>
        <draw:frame draw:style-name="gr18" draw:text-style-name="P5" draw:layer="layout" svg:width="4.244cm" svg:height="0.471cm" svg:x="3.283cm" svg:y="14.25cm">
          <draw:text-box>
            <text:p text:style-name="P1"><text:span text:style-name="T4">HTML and JavaScript </text:span></text:p>
          </draw:text-box>
        </draw:frame>
        <draw:frame draw:style-name="gr10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19" draw:text-style-name="P3" draw:layer="layout" svg:width="3.562cm" svg:height="0.471cm" svg:x="3.283cm" svg:y="14.735cm">
          <draw:text-box>
            <text:p text:style-name="P1"><text:span text:style-name="T3">CSS and Bootstrap </text:span></text:p>
          </draw:text-box>
        </draw:frame>
        <draw:frame draw:style-name="gr10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20" draw:text-style-name="P3" draw:layer="layout" svg:width="3.787cm" svg:height="0.471cm" svg:x="3.283cm" svg:y="15.22cm">
          <draw:text-box>
            <text:p text:style-name="P1"><text:span text:style-name="T3">Node.js and Express </text:span></text:p>
          </draw:text-box>
        </draw:frame>
        <draw:frame draw:style-name="gr4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6.191cm">
          <draw:text-box>
            <text:p text:style-name="P1"><text:span text:style-name="T3">Question 3: </text:span></text:p>
          </draw:text-box>
        </draw:frame>
        <draw:frame draw:style-name="gr21" draw:text-style-name="P3" draw:layer="layout" svg:width="15.915cm" svg:height="0.471cm" svg:x="2.541cm" svg:y="16.685cm">
          <draw:text-box>
            <text:p text:style-name="P1"><text:span text:style-name="T2">For creating a smooth user </text:span><text:span text:style-name="T2">experience, you need to ensure </text:span><text:span text:style-name="T2">that your website has a strong </text:span><text:span text:style-name="T2">user </text:span></text:p>
          </draw:text-box>
        </draw:frame>
        <draw:frame draw:style-name="gr22" draw:text-style-name="P3" draw:layer="layout" svg:width="15.763cm" svg:height="0.471cm" svg:x="2.541cm" svg:y="17.17cm">
          <draw:text-box>
            <text:p text:style-name="P1"><text:span text:style-name="T2">interface design. Which of the </text:span><text:span text:style-name="T2">following is a core technology </text:span><text:span text:style-name="T2">used in front-end development </text:span></text:p>
          </draw:text-box>
        </draw:frame>
        <draw:frame draw:style-name="gr23" draw:text-style-name="P3" draw:layer="layout" svg:width="2.737cm" svg:height="0.471cm" svg:x="2.541cm" svg:y="17.655cm">
          <draw:text-box>
            <text:p text:style-name="P1"><text:span text:style-name="T2">to achieve this? </text:span></text:p>
          </draw:text-box>
        </draw:frame>
        <draw:frame draw:style-name="gr4" draw:text-style-name="P3" draw:layer="layout" svg:width="0.422cm" svg:height="0.471cm" svg:x="2.541cm" svg:y="18.14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8.625cm">
          <draw:text-box>
            <text:p text:style-name="P1"><text:span text:style-name="T2"><text:s/></text:span><text:span text:style-name="T2">1. </text:span></text:p>
          </draw:text-box>
        </draw:frame>
        <draw:frame draw:style-name="gr12" draw:text-style-name="P3" draw:layer="layout" svg:width="1.458cm" svg:height="0.471cm" svg:x="3.283cm" svg:y="18.625cm">
          <draw:text-box>
            <text:p text:style-name="P1"><text:span text:style-name="T3">Node.js </text:span></text:p>
          </draw:text-box>
        </draw:frame>
        <draw:frame draw:style-name="gr10" draw:text-style-name="P3" draw:layer="layout" svg:width="0.531cm" svg:height="0.471cm" svg:x="2.541cm" svg:y="19.119cm">
          <draw:text-box>
            <text:p text:style-name="P1"><text:span text:style-name="T2"><text:s/></text:span><text:span text:style-name="T2">2. </text:span></text:p>
          </draw:text-box>
        </draw:frame>
        <draw:frame draw:style-name="gr24" draw:text-style-name="P3" draw:layer="layout" svg:width="1.962cm" svg:height="0.471cm" svg:x="3.283cm" svg:y="19.119cm">
          <draw:text-box>
            <text:p text:style-name="P1"><text:span text:style-name="T3">MongoDB </text:span></text:p>
          </draw:text-box>
        </draw:frame>
        <draw:frame draw:style-name="gr10" draw:text-style-name="P3" draw:layer="layout" svg:width="0.531cm" svg:height="0.471cm" svg:x="2.541cm" svg:y="19.605cm">
          <draw:text-box>
            <text:p text:style-name="P1"><text:span text:style-name="T2"><text:s/></text:span><text:span text:style-name="T2">3. </text:span></text:p>
          </draw:text-box>
        </draw:frame>
        <draw:frame draw:style-name="gr25" draw:text-style-name="P5" draw:layer="layout" svg:width="1.399cm" svg:height="0.471cm" svg:x="3.283cm" svg:y="19.605cm">
          <draw:text-box>
            <text:p text:style-name="P1"><text:span text:style-name="T4">HTML </text:span></text:p>
          </draw:text-box>
        </draw:frame>
        <draw:frame draw:style-name="gr10" draw:text-style-name="P3" draw:layer="layout" svg:width="0.531cm" svg:height="0.471cm" svg:x="2.541cm" svg:y="20.09cm">
          <draw:text-box>
            <text:p text:style-name="P1"><text:span text:style-name="T2"><text:s/></text:span><text:span text:style-name="T2">4. </text:span></text:p>
          </draw:text-box>
        </draw:frame>
        <draw:frame draw:style-name="gr25" draw:text-style-name="P3" draw:layer="layout" svg:width="1.399cm" svg:height="0.471cm" svg:x="3.283cm" svg:y="20.09cm">
          <draw:text-box>
            <text:p text:style-name="P1"><text:span text:style-name="T3">Python </text:span></text:p>
          </draw:text-box>
        </draw:frame>
        <draw:frame draw:style-name="gr4" draw:text-style-name="P3" draw:layer="layout" svg:width="0.422cm" svg:height="0.471cm" svg:x="2.541cm" svg:y="20.575cm">
          <draw:text-box>
            <text:p text:style-name="P1"><text:span text:style-name="T2"><text:s/></text:span></text:p>
          </draw:text-box>
        </draw:frame>
        <draw:frame draw:style-name="gr26" draw:text-style-name="P3" draw:layer="layout" svg:width="6.077cm" svg:height="0.471cm" svg:x="2.541cm" svg:y="21.06cm">
          <draw:text-box>
            <text:p text:style-name="P1"><text:span text:style-name="T3">Scenario 2: Web Page </text:span><text:span text:style-name="T3">Rendering </text:span></text:p>
          </draw:text-box>
        </draw:frame>
        <draw:frame draw:style-name="gr4" draw:text-style-name="P3" draw:layer="layout" svg:width="0.422cm" svg:height="0.471cm" svg:x="2.541cm" svg:y="21.55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22.039cm">
          <draw:text-box>
            <text:p text:style-name="P1"><text:span text:style-name="T3">Question 1: </text:span></text:p>
          </draw:text-box>
        </draw:frame>
        <draw:frame draw:style-name="gr27" draw:text-style-name="P3" draw:layer="layout" svg:width="15.543cm" svg:height="0.471cm" svg:x="2.541cm" svg:y="22.525cm">
          <draw:text-box>
            <text:p text:style-name="P1"><text:span text:style-name="T2">Your team is debugging a web </text:span><text:span text:style-name="T2">application. When you enter </text:span><text:span text:style-name="T2">google.com in the browser, the </text:span></text:p>
          </draw:text-box>
        </draw:frame>
        <draw:frame draw:style-name="gr28" draw:text-style-name="P3" draw:layer="layout" svg:width="15.733cm" svg:height="0.471cm" svg:x="2.541cm" svg:y="23.01cm">
          <draw:text-box>
            <text:p text:style-name="P1"><text:span text:style-name="T2">page doesn’t load. What could </text:span><text:span text:style-name="T2">be the issue if the DNS lookup is </text:span><text:span text:style-name="T2">failing, and how would you </text:span></text:p>
          </draw:text-box>
        </draw:frame>
        <draw:frame draw:style-name="gr29" draw:text-style-name="P3" draw:layer="layout" svg:width="2.749cm" svg:height="0.471cm" svg:x="2.541cm" svg:y="23.495cm">
          <draw:text-box>
            <text:p text:style-name="P1"><text:span text:style-name="T2">troubleshoot it? </text:span></text:p>
          </draw:text-box>
        </draw:frame>
        <draw:frame draw:style-name="gr4" draw:text-style-name="P3" draw:layer="layout" svg:width="0.422cm" svg:height="0.471cm" svg:x="2.541cm" svg:y="23.989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24.474cm">
          <draw:text-box>
            <text:p text:style-name="P1"><text:span text:style-name="T2"><text:s/></text:span><text:span text:style-name="T2">1. </text:span></text:p>
          </draw:text-box>
        </draw:frame>
        <draw:frame draw:style-name="gr30" draw:text-style-name="P7" draw:layer="layout" svg:width="4.739cm" svg:height="0.471cm" svg:x="3.283cm" svg:y="24.474cm">
          <draw:text-box>
            <text:p text:style-name="P6"><text:span text:style-name="T5">Check the browser cache. </text:span></text:p>
          </draw:text-box>
        </draw:frame>
        <draw:frame draw:style-name="gr10" draw:text-style-name="P3" draw:layer="layout" svg:width="0.531cm" svg:height="0.471cm" svg:x="2.541cm" svg:y="24.959cm">
          <draw:text-box>
            <text:p text:style-name="P1"><text:span text:style-name="T2"><text:s/></text:span><text:span text:style-name="T2">2. </text:span></text:p>
          </draw:text-box>
        </draw:frame>
        <draw:frame draw:style-name="gr31" draw:text-style-name="P3" draw:layer="layout" svg:width="5.044cm" svg:height="0.471cm" svg:x="3.283cm" svg:y="24.959cm">
          <draw:text-box>
            <text:p text:style-name="P1"><text:span text:style-name="T3">Verify the TCP connection. </text:span></text:p>
          </draw:text-box>
        </draw:frame>
        <draw:frame draw:style-name="gr10" draw:text-style-name="P3" draw:layer="layout" svg:width="0.531cm" svg:height="0.471cm" svg:x="2.541cm" svg:y="25.445cm">
          <draw:text-box>
            <text:p text:style-name="P1"><text:span text:style-name="T2"><text:s/></text:span><text:span text:style-name="T2">3. </text:span></text:p>
          </draw:text-box>
        </draw:frame>
        <draw:frame draw:style-name="gr32" draw:text-style-name="P3" draw:layer="layout" svg:width="4.904cm" svg:height="0.471cm" svg:x="3.283cm" svg:y="25.445cm">
          <draw:text-box>
            <text:p text:style-name="P1"><text:span text:style-name="T3">Inspect the HTTP request. </text:span></text:p>
          </draw:text-box>
        </draw:frame>
        <draw:frame draw:style-name="gr10" draw:text-style-name="P3" draw:layer="layout" svg:width="0.531cm" svg:height="0.471cm" svg:x="2.541cm" svg:y="25.93cm">
          <draw:text-box>
            <text:p text:style-name="P1"><text:span text:style-name="T2"><text:s/></text:span><text:span text:style-name="T2">4. </text:span></text:p>
          </draw:text-box>
        </draw:frame>
        <draw:frame draw:style-name="gr33" draw:text-style-name="P9" draw:layer="layout" svg:width="5.692cm" svg:height="0.471cm" svg:x="3.283cm" svg:y="25.93cm">
          <draw:text-box>
            <text:p text:style-name="P8"><text:span text:style-name="T6">Check the DNS server settings. </text:span></text:p>
          </draw:text-box>
        </draw:frame>
        <draw:frame draw:style-name="gr4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22">
        <draw:frame draw:style-name="gr6" draw:text-style-name="P3" draw:layer="layout" svg:width="2.186cm" svg:height="0.471cm" svg:x="2.541cm" svg:y="2.561cm">
          <draw:text-box>
            <text:p text:style-name="P1"><text:span text:style-name="T3">Question 2: </text:span></text:p>
          </draw:text-box>
        </draw:frame>
        <draw:frame draw:style-name="gr34" draw:text-style-name="P3" draw:layer="layout" svg:width="15.53cm" svg:height="0.471cm" svg:x="2.541cm" svg:y="3.046cm">
          <draw:text-box>
            <text:p text:style-name="P1"><text:span text:style-name="T2">After resolving the DNS issue, </text:span><text:span text:style-name="T2">the page still fails to load. What </text:span><text:span text:style-name="T2">would be your next step <text:s/>in </text:span></text:p>
          </draw:text-box>
        </draw:frame>
        <draw:frame draw:style-name="gr35" draw:text-style-name="P3" draw:layer="layout" svg:width="2.953cm" svg:height="0.471cm" svg:x="2.541cm" svg:y="3.531cm">
          <draw:text-box>
            <text:p text:style-name="P1"><text:span text:style-name="T2">troubleshooting? </text:span></text:p>
          </draw:text-box>
        </draw:frame>
        <draw:frame draw:style-name="gr4" draw:text-style-name="P3" draw:layer="layout" svg:width="0.422cm" svg:height="0.471cm" svg:x="2.541cm" svg:y="4.02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4.511cm">
          <draw:text-box>
            <text:p text:style-name="P1"><text:span text:style-name="T2"><text:s/></text:span><text:span text:style-name="T2">1. </text:span></text:p>
          </draw:text-box>
        </draw:frame>
        <draw:frame draw:style-name="gr36" draw:text-style-name="P9" draw:layer="layout" svg:width="4.477cm" svg:height="0.471cm" svg:x="3.283cm" svg:y="4.511cm">
          <draw:text-box>
            <text:p text:style-name="P8"><text:span text:style-name="T6">Check for server errors. </text:span></text:p>
          </draw:text-box>
        </draw:frame>
        <draw:frame draw:style-name="gr10" draw:text-style-name="P3" draw:layer="layout" svg:width="0.531cm" svg:height="0.471cm" svg:x="2.541cm" svg:y="4.996cm">
          <draw:text-box>
            <text:p text:style-name="P1"><text:span text:style-name="T2"><text:s/></text:span><text:span text:style-name="T2">2. </text:span></text:p>
          </draw:text-box>
        </draw:frame>
        <draw:frame draw:style-name="gr37" draw:text-style-name="P3" draw:layer="layout" svg:width="4.595cm" svg:height="0.471cm" svg:x="3.283cm" svg:y="4.996cm">
          <draw:text-box>
            <text:p text:style-name="P1"><text:span text:style-name="T3">Clear the browser cache. </text:span></text:p>
          </draw:text-box>
        </draw:frame>
        <draw:frame draw:style-name="gr10" draw:text-style-name="P3" draw:layer="layout" svg:width="0.531cm" svg:height="0.471cm" svg:x="2.541cm" svg:y="5.481cm">
          <draw:text-box>
            <text:p text:style-name="P1"><text:span text:style-name="T2"><text:s/></text:span><text:span text:style-name="T2">3. </text:span></text:p>
          </draw:text-box>
        </draw:frame>
        <draw:frame draw:style-name="gr38" draw:text-style-name="P3" draw:layer="layout" svg:width="4.621cm" svg:height="0.471cm" svg:x="3.283cm" svg:y="5.481cm">
          <draw:text-box>
            <text:p text:style-name="P1"><text:span text:style-name="T3">Update the web browser. </text:span></text:p>
          </draw:text-box>
        </draw:frame>
        <draw:frame draw:style-name="gr10" draw:text-style-name="P3" draw:layer="layout" svg:width="0.531cm" svg:height="0.471cm" svg:x="2.541cm" svg:y="5.966cm">
          <draw:text-box>
            <text:p text:style-name="P1"><text:span text:style-name="T2"><text:s/></text:span><text:span text:style-name="T2">4. </text:span></text:p>
          </draw:text-box>
        </draw:frame>
        <draw:frame draw:style-name="gr39" draw:text-style-name="P3" draw:layer="layout" svg:width="4.066cm" svg:height="0.471cm" svg:x="3.283cm" svg:y="5.966cm">
          <draw:text-box>
            <text:p text:style-name="P1"><text:span text:style-name="T3">Restart the computer. </text:span></text:p>
          </draw:text-box>
        </draw:frame>
        <draw:frame draw:style-name="gr4" draw:text-style-name="P3" draw:layer="layout" svg:width="0.422cm" svg:height="0.471cm" svg:x="2.541cm" svg:y="6.4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6.945cm">
          <draw:text-box>
            <text:p text:style-name="P1"><text:span text:style-name="T3">Question 3: </text:span></text:p>
          </draw:text-box>
        </draw:frame>
        <draw:frame draw:style-name="gr40" draw:text-style-name="P3" draw:layer="layout" svg:width="16.224cm" svg:height="0.471cm" svg:x="2.541cm" svg:y="7.431cm">
          <draw:text-box>
            <text:p text:style-name="P1"><text:span text:style-name="T2">Once the DNS lookup is </text:span><text:span text:style-name="T2">successful, what is the next step </text:span><text:span text:style-name="T2">in the process of loading a web </text:span><text:span text:style-name="T2">page? </text:span></text:p>
          </draw:text-box>
        </draw:frame>
        <draw:frame draw:style-name="gr4" draw:text-style-name="P3" draw:layer="layout" svg:width="0.422cm" svg:height="0.471cm" svg:x="2.541cm" svg:y="7.916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8.401cm">
          <draw:text-box>
            <text:p text:style-name="P1"><text:span text:style-name="T2"><text:s/></text:span><text:span text:style-name="T2">1. </text:span></text:p>
          </draw:text-box>
        </draw:frame>
        <draw:frame draw:style-name="gr41" draw:text-style-name="P9" draw:layer="layout" svg:width="5.632cm" svg:height="0.471cm" svg:x="3.283cm" svg:y="8.401cm">
          <draw:text-box>
            <text:p text:style-name="P1"><text:span text:style-name="T3">Rendering the HTML content. </text:span></text:p>
          </draw:text-box>
        </draw:frame>
        <draw:frame draw:style-name="gr10" draw:text-style-name="P3" draw:layer="layout" svg:width="0.531cm" svg:height="0.471cm" svg:x="2.541cm" svg:y="8.895cm">
          <draw:text-box>
            <text:p text:style-name="P1"><text:span text:style-name="T2"><text:s/></text:span><text:span text:style-name="T2">2. </text:span></text:p>
          </draw:text-box>
        </draw:frame>
        <draw:frame draw:style-name="gr42" draw:text-style-name="P9" draw:layer="layout" svg:width="5.776cm" svg:height="0.471cm" svg:x="3.283cm" svg:y="8.895cm">
          <draw:text-box>
            <text:p text:style-name="P8"><text:span text:style-name="T6">Establishing a TCP </text:span><text:span text:style-name="T6">connection. </text:span></text:p>
          </draw:text-box>
        </draw:frame>
        <draw:frame draw:style-name="gr10" draw:text-style-name="P3" draw:layer="layout" svg:width="0.531cm" svg:height="0.471cm" svg:x="2.541cm" svg:y="9.38cm">
          <draw:text-box>
            <text:p text:style-name="P1"><text:span text:style-name="T2"><text:s/></text:span><text:span text:style-name="T2">3. </text:span></text:p>
          </draw:text-box>
        </draw:frame>
        <draw:frame draw:style-name="gr43" draw:text-style-name="P3" draw:layer="layout" svg:width="4.93cm" svg:height="0.471cm" svg:x="3.283cm" svg:y="9.38cm">
          <draw:text-box>
            <text:p text:style-name="P1"><text:span text:style-name="T3">Sending an HTTP request. </text:span></text:p>
          </draw:text-box>
        </draw:frame>
        <draw:frame draw:style-name="gr10" draw:text-style-name="P3" draw:layer="layout" svg:width="0.531cm" svg:height="0.471cm" svg:x="2.541cm" svg:y="9.865cm">
          <draw:text-box>
            <text:p text:style-name="P1"><text:span text:style-name="T2"><text:s/></text:span><text:span text:style-name="T2">4. </text:span></text:p>
          </draw:text-box>
        </draw:frame>
        <draw:frame draw:style-name="gr44" draw:text-style-name="P3" draw:layer="layout" svg:width="4.176cm" svg:height="0.471cm" svg:x="3.283cm" svg:y="9.865cm">
          <draw:text-box>
            <text:p text:style-name="P1"><text:span text:style-name="T3">Caching the web page. </text:span></text:p>
          </draw:text-box>
        </draw:frame>
        <draw:frame draw:style-name="gr4" draw:text-style-name="P3" draw:layer="layout" svg:width="0.422cm" svg:height="0.471cm" svg:x="2.541cm" svg:y="10.35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0.836cm">
          <draw:text-box>
            <text:p text:style-name="P1"><text:span text:style-name="T3">Question 4: </text:span></text:p>
          </draw:text-box>
        </draw:frame>
        <draw:frame draw:style-name="gr45" draw:text-style-name="P3" draw:layer="layout" svg:width="11.919cm" svg:height="0.471cm" svg:x="2.541cm" svg:y="11.33cm">
          <draw:text-box>
            <text:p text:style-name="P1"><text:span text:style-name="T2">What happens after the browser </text:span><text:span text:style-name="T2">sends an HTTP request to the </text:span><text:span text:style-name="T2">server? </text:span></text:p>
          </draw:text-box>
        </draw:frame>
        <draw:frame draw:style-name="gr4" draw:text-style-name="P3" draw:layer="layout" svg:width="0.422cm" svg:height="0.471cm" svg:x="2.541cm" svg:y="11.81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2.3cm">
          <draw:text-box>
            <text:p text:style-name="P1"><text:span text:style-name="T2"><text:s/></text:span><text:span text:style-name="T2">1. </text:span></text:p>
          </draw:text-box>
        </draw:frame>
        <draw:frame draw:style-name="gr46" draw:text-style-name="P9" draw:layer="layout" svg:width="11.44cm" svg:height="0.471cm" svg:x="3.283cm" svg:y="12.3cm">
          <draw:text-box>
            <text:p text:style-name="P8"><text:span text:style-name="T6">The server processes the </text:span><text:span text:style-name="T6">request and sends an HTTP </text:span><text:span text:style-name="T6">response. </text:span></text:p>
          </draw:text-box>
        </draw:frame>
        <draw:frame draw:style-name="gr10" draw:text-style-name="P3" draw:layer="layout" svg:width="0.531cm" svg:height="0.471cm" svg:x="2.541cm" svg:y="12.785cm">
          <draw:text-box>
            <text:p text:style-name="P1"><text:span text:style-name="T2"><text:s/></text:span><text:span text:style-name="T2">2. </text:span></text:p>
          </draw:text-box>
        </draw:frame>
        <draw:frame draw:style-name="gr47" draw:text-style-name="P3" draw:layer="layout" svg:width="6.115cm" svg:height="0.471cm" svg:x="3.283cm" svg:y="12.785cm">
          <draw:text-box>
            <text:p text:style-name="P1"><text:span text:style-name="T3">The browser renders the </text:span><text:span text:style-name="T3">content. </text:span></text:p>
          </draw:text-box>
        </draw:frame>
        <draw:frame draw:style-name="gr10" draw:text-style-name="P3" draw:layer="layout" svg:width="0.531cm" svg:height="0.471cm" svg:x="2.541cm" svg:y="13.271cm">
          <draw:text-box>
            <text:p text:style-name="P1"><text:span text:style-name="T2"><text:s/></text:span><text:span text:style-name="T2">3. </text:span></text:p>
          </draw:text-box>
        </draw:frame>
        <draw:frame draw:style-name="gr48" draw:text-style-name="P3" draw:layer="layout" svg:width="7.326cm" svg:height="0.471cm" svg:x="3.283cm" svg:y="13.271cm">
          <draw:text-box>
            <text:p text:style-name="P1"><text:span text:style-name="T3">The browser closes the TCP </text:span><text:span text:style-name="T3">connection. </text:span></text:p>
          </draw:text-box>
        </draw:frame>
        <draw:frame draw:style-name="gr10" draw:text-style-name="P3" draw:layer="layout" svg:width="0.531cm" svg:height="0.471cm" svg:x="2.541cm" svg:y="13.756cm">
          <draw:text-box>
            <text:p text:style-name="P1"><text:span text:style-name="T2"><text:s/></text:span><text:span text:style-name="T2">4. </text:span></text:p>
          </draw:text-box>
        </draw:frame>
        <draw:frame draw:style-name="gr49" draw:text-style-name="P3" draw:layer="layout" svg:width="5.598cm" svg:height="0.471cm" svg:x="3.283cm" svg:y="13.756cm">
          <draw:text-box>
            <text:p text:style-name="P1"><text:span text:style-name="T3">The DNS lookup occurs again. </text:span></text:p>
          </draw:text-box>
        </draw:frame>
        <draw:frame draw:style-name="gr4" draw:text-style-name="P3" draw:layer="layout" svg:width="0.422cm" svg:height="0.471cm" svg:x="2.541cm" svg:y="14.25cm">
          <draw:text-box>
            <text:p text:style-name="P1"><text:span text:style-name="T2"><text:s/></text:span></text:p>
          </draw:text-box>
        </draw:frame>
        <draw:frame draw:style-name="gr50" draw:text-style-name="P3" draw:layer="layout" svg:width="5.031cm" svg:height="0.471cm" svg:x="2.541cm" svg:y="14.735cm">
          <draw:text-box>
            <text:p text:style-name="P1"><text:span text:style-name="T3">Scenario 3: HTTP Protocol </text:span></text:p>
          </draw:text-box>
        </draw:frame>
        <draw:frame draw:style-name="gr4" draw:text-style-name="P3" draw:layer="layout" svg:width="0.422cm" svg:height="0.471cm" svg:x="2.541cm" svg:y="15.22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5.705cm">
          <draw:text-box>
            <text:p text:style-name="P1"><text:span text:style-name="T3">Question 1: </text:span></text:p>
          </draw:text-box>
        </draw:frame>
        <draw:frame draw:style-name="gr51" draw:text-style-name="P3" draw:layer="layout" svg:width="16.093cm" svg:height="0.471cm" svg:x="2.541cm" svg:y="16.191cm">
          <draw:text-box>
            <text:p text:style-name="P1"><text:span text:style-name="T2">During a code review, you </text:span><text:span text:style-name="T2">notice that the team is using </text:span><text:span text:style-name="T2">HTTP for communication </text:span><text:span text:style-name="T2">between the </text:span></text:p>
          </draw:text-box>
        </draw:frame>
        <draw:frame draw:style-name="gr52" draw:text-style-name="P3" draw:layer="layout" svg:width="15.306cm" svg:height="0.471cm" svg:x="2.541cm" svg:y="16.685cm">
          <draw:text-box>
            <text:p text:style-name="P1"><text:span text:style-name="T2">client and server. What are the </text:span><text:span text:style-name="T2">primary functions of HTTP, and </text:span><text:span text:style-name="T2">how does it facilitate web </text:span></text:p>
          </draw:text-box>
        </draw:frame>
        <draw:frame draw:style-name="gr53" draw:text-style-name="P3" draw:layer="layout" svg:width="2.267cm" svg:height="0.471cm" svg:x="2.541cm" svg:y="17.17cm">
          <draw:text-box>
            <text:p text:style-name="P1"><text:span text:style-name="T2">interactions? </text:span></text:p>
          </draw:text-box>
        </draw:frame>
        <draw:frame draw:style-name="gr4" draw:text-style-name="P3" draw:layer="layout" svg:width="0.422cm" svg:height="0.471cm" svg:x="2.541cm" svg:y="17.65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8.14cm">
          <draw:text-box>
            <text:p text:style-name="P1"><text:span text:style-name="T2"><text:s/></text:span><text:span text:style-name="T2">1. </text:span></text:p>
          </draw:text-box>
        </draw:frame>
        <draw:frame draw:style-name="gr54" draw:text-style-name="P3" draw:layer="layout" svg:width="7.465cm" svg:height="0.471cm" svg:x="3.283cm" svg:y="18.14cm">
          <draw:text-box>
            <text:p text:style-name="P1"><text:span text:style-name="T3">Encrypts data between client </text:span><text:span text:style-name="T3">and server. </text:span></text:p>
          </draw:text-box>
        </draw:frame>
        <draw:frame draw:style-name="gr10" draw:text-style-name="P3" draw:layer="layout" svg:width="0.531cm" svg:height="0.471cm" svg:x="2.541cm" svg:y="18.625cm">
          <draw:text-box>
            <text:p text:style-name="P1"><text:span text:style-name="T2"><text:s/></text:span><text:span text:style-name="T2">2. </text:span></text:p>
          </draw:text-box>
        </draw:frame>
        <draw:frame draw:style-name="gr55" draw:text-style-name="P9" draw:layer="layout" svg:width="8.265cm" svg:height="0.471cm" svg:x="3.283cm" svg:y="18.625cm">
          <draw:text-box>
            <text:p text:style-name="P8"><text:span text:style-name="T6">Fetches resources such as </text:span><text:span text:style-name="T6">HTML documents. </text:span></text:p>
          </draw:text-box>
        </draw:frame>
        <draw:frame draw:style-name="gr10" draw:text-style-name="P3" draw:layer="layout" svg:width="0.531cm" svg:height="0.471cm" svg:x="2.541cm" svg:y="19.119cm">
          <draw:text-box>
            <text:p text:style-name="P1"><text:span text:style-name="T2"><text:s/></text:span><text:span text:style-name="T2">3. </text:span></text:p>
          </draw:text-box>
        </draw:frame>
        <draw:frame draw:style-name="gr56" draw:text-style-name="P3" draw:layer="layout" svg:width="7.677cm" svg:height="0.471cm" svg:x="3.283cm" svg:y="19.119cm">
          <draw:text-box>
            <text:p text:style-name="P1"><text:span text:style-name="T3">Translates domain names to IP </text:span><text:span text:style-name="T3">addresses. </text:span></text:p>
          </draw:text-box>
        </draw:frame>
        <draw:frame draw:style-name="gr10" draw:text-style-name="P3" draw:layer="layout" svg:width="0.531cm" svg:height="0.471cm" svg:x="2.541cm" svg:y="19.605cm">
          <draw:text-box>
            <text:p text:style-name="P1"><text:span text:style-name="T2"><text:s/></text:span><text:span text:style-name="T2">4. </text:span></text:p>
          </draw:text-box>
        </draw:frame>
        <draw:frame draw:style-name="gr57" draw:text-style-name="P3" draw:layer="layout" svg:width="5.764cm" svg:height="0.471cm" svg:x="3.283cm" svg:y="19.605cm">
          <draw:text-box>
            <text:p text:style-name="P1"><text:span text:style-name="T3">Manages database </text:span><text:span text:style-name="T3">connections. </text:span></text:p>
          </draw:text-box>
        </draw:frame>
        <draw:frame draw:style-name="gr4" draw:text-style-name="P3" draw:layer="layout" svg:width="0.422cm" svg:height="0.471cm" svg:x="2.541cm" svg:y="20.09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20.575cm">
          <draw:text-box>
            <text:p text:style-name="P1"><text:span text:style-name="T3">Question 2: </text:span></text:p>
          </draw:text-box>
        </draw:frame>
        <draw:frame draw:style-name="gr58" draw:text-style-name="P3" draw:layer="layout" svg:width="15.14cm" svg:height="0.471cm" svg:x="2.541cm" svg:y="21.06cm">
          <draw:text-box>
            <text:p text:style-name="P1"><text:span text:style-name="T2">If the server needs to send an </text:span><text:span text:style-name="T2">HTML document to the client, </text:span><text:span text:style-name="T2">what protocol would it use? </text:span></text:p>
          </draw:text-box>
        </draw:frame>
        <draw:frame draw:style-name="gr4" draw:text-style-name="P3" draw:layer="layout" svg:width="0.422cm" svg:height="0.471cm" svg:x="2.541cm" svg:y="21.554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22.039cm">
          <draw:text-box>
            <text:p text:style-name="P1"><text:span text:style-name="T2"><text:s/></text:span><text:span text:style-name="T2">1. </text:span></text:p>
          </draw:text-box>
        </draw:frame>
        <draw:frame draw:style-name="gr59" draw:text-style-name="P3" draw:layer="layout" svg:width="0.904cm" svg:height="0.471cm" svg:x="3.283cm" svg:y="22.039cm">
          <draw:text-box>
            <text:p text:style-name="P1"><text:span text:style-name="T3">FTP </text:span></text:p>
          </draw:text-box>
        </draw:frame>
        <draw:frame draw:style-name="gr10" draw:text-style-name="P3" draw:layer="layout" svg:width="0.531cm" svg:height="0.471cm" svg:x="2.541cm" svg:y="22.525cm">
          <draw:text-box>
            <text:p text:style-name="P1"><text:span text:style-name="T2"><text:s/></text:span><text:span text:style-name="T2">2. </text:span></text:p>
          </draw:text-box>
        </draw:frame>
        <draw:frame draw:style-name="gr60" draw:text-style-name="P9" draw:layer="layout" svg:width="1.259cm" svg:height="0.471cm" svg:x="3.283cm" svg:y="22.525cm">
          <draw:text-box>
            <text:p text:style-name="P8"><text:span text:style-name="T6">HTTP </text:span></text:p>
          </draw:text-box>
        </draw:frame>
        <draw:frame draw:style-name="gr10" draw:text-style-name="P3" draw:layer="layout" svg:width="0.531cm" svg:height="0.471cm" svg:x="2.541cm" svg:y="23.01cm">
          <draw:text-box>
            <text:p text:style-name="P1"><text:span text:style-name="T2"><text:s/></text:span><text:span text:style-name="T2">3. </text:span></text:p>
          </draw:text-box>
        </draw:frame>
        <draw:frame draw:style-name="gr61" draw:text-style-name="P3" draw:layer="layout" svg:width="1.28cm" svg:height="0.471cm" svg:x="3.283cm" svg:y="23.01cm">
          <draw:text-box>
            <text:p text:style-name="P1"><text:span text:style-name="T3">SMTP </text:span></text:p>
          </draw:text-box>
        </draw:frame>
        <draw:frame draw:style-name="gr10" draw:text-style-name="P3" draw:layer="layout" svg:width="0.531cm" svg:height="0.471cm" svg:x="2.541cm" svg:y="23.495cm">
          <draw:text-box>
            <text:p text:style-name="P1"><text:span text:style-name="T2"><text:s/></text:span><text:span text:style-name="T2">4. </text:span></text:p>
          </draw:text-box>
        </draw:frame>
        <draw:frame draw:style-name="gr62" draw:text-style-name="P3" draw:layer="layout" svg:width="0.955cm" svg:height="0.471cm" svg:x="3.283cm" svg:y="23.495cm">
          <draw:text-box>
            <text:p text:style-name="P1"><text:span text:style-name="T3">DNS </text:span></text:p>
          </draw:text-box>
        </draw:frame>
        <draw:frame draw:style-name="gr4" draw:text-style-name="P3" draw:layer="layout" svg:width="0.422cm" svg:height="0.471cm" svg:x="2.541cm" svg:y="23.98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22">
        <draw:frame draw:style-name="gr6" draw:text-style-name="P3" draw:layer="layout" svg:width="2.186cm" svg:height="0.471cm" svg:x="2.541cm" svg:y="2.561cm">
          <draw:text-box>
            <text:p text:style-name="P1"><text:span text:style-name="T3">Question 3: </text:span></text:p>
          </draw:text-box>
        </draw:frame>
        <draw:frame draw:style-name="gr63" draw:text-style-name="P3" draw:layer="layout" svg:width="16.173cm" svg:height="0.471cm" svg:x="2.541cm" svg:y="3.046cm">
          <draw:text-box>
            <text:p text:style-name="P1"><text:span text:style-name="T2">In <text:s/>a <text:s/>scenario <text:s/>where <text:s/>data <text:s/></text:span><text:span text:style-name="T2">privacy <text:s/>is <text:s/>a <text:s/>concern, <text:s/>which <text:s/></text:span><text:span text:style-name="T2">version <text:s/>of <text:s/>HTTP <text:s/>would <text:s/>be <text:s/></text:span><text:span text:style-name="T2">more </text:span></text:p>
          </draw:text-box>
        </draw:frame>
        <draw:frame draw:style-name="gr64" draw:text-style-name="P3" draw:layer="layout" svg:width="3.325cm" svg:height="0.471cm" svg:x="2.541cm" svg:y="3.531cm">
          <draw:text-box>
            <text:p text:style-name="P1"><text:span text:style-name="T2">appropriate to use? </text:span></text:p>
          </draw:text-box>
        </draw:frame>
        <draw:frame draw:style-name="gr4" draw:text-style-name="P3" draw:layer="layout" svg:width="0.422cm" svg:height="0.471cm" svg:x="2.541cm" svg:y="4.02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4.511cm">
          <draw:text-box>
            <text:p text:style-name="P1"><text:span text:style-name="T2"><text:s/></text:span><text:span text:style-name="T2">1. </text:span></text:p>
          </draw:text-box>
        </draw:frame>
        <draw:frame draw:style-name="gr60" draw:text-style-name="P3" draw:layer="layout" svg:width="1.259cm" svg:height="0.471cm" svg:x="3.283cm" svg:y="4.511cm">
          <draw:text-box>
            <text:p text:style-name="P1"><text:span text:style-name="T3">HTTP </text:span></text:p>
          </draw:text-box>
        </draw:frame>
        <draw:frame draw:style-name="gr10" draw:text-style-name="P3" draw:layer="layout" svg:width="0.531cm" svg:height="0.471cm" svg:x="2.541cm" svg:y="4.996cm">
          <draw:text-box>
            <text:p text:style-name="P1"><text:span text:style-name="T2"><text:s/></text:span><text:span text:style-name="T2">2. </text:span></text:p>
          </draw:text-box>
        </draw:frame>
        <draw:frame draw:style-name="gr65" draw:text-style-name="P3" draw:layer="layout" svg:width="1.492cm" svg:height="0.471cm" svg:x="3.283cm" svg:y="4.996cm">
          <draw:text-box>
            <text:p text:style-name="P1"><text:span text:style-name="T3">HTTPS </text:span></text:p>
          </draw:text-box>
        </draw:frame>
        <draw:frame draw:style-name="gr10" draw:text-style-name="P3" draw:layer="layout" svg:width="0.531cm" svg:height="0.471cm" svg:x="2.541cm" svg:y="5.481cm">
          <draw:text-box>
            <text:p text:style-name="P1"><text:span text:style-name="T2"><text:s/></text:span><text:span text:style-name="T2">3. </text:span></text:p>
          </draw:text-box>
        </draw:frame>
        <draw:frame draw:style-name="gr66" draw:text-style-name="P3" draw:layer="layout" svg:width="1.59cm" svg:height="0.471cm" svg:x="3.283cm" svg:y="5.481cm">
          <draw:text-box>
            <text:p text:style-name="P1"><text:span text:style-name="T3">HTTP/2 </text:span></text:p>
          </draw:text-box>
        </draw:frame>
        <draw:frame draw:style-name="gr10" draw:text-style-name="P3" draw:layer="layout" svg:width="0.531cm" svg:height="0.471cm" svg:x="2.541cm" svg:y="5.966cm">
          <draw:text-box>
            <text:p text:style-name="P1"><text:span text:style-name="T2"><text:s/></text:span><text:span text:style-name="T2">4. </text:span></text:p>
          </draw:text-box>
        </draw:frame>
        <draw:frame draw:style-name="gr66" draw:text-style-name="P9" draw:layer="layout" svg:width="1.59cm" svg:height="0.471cm" svg:x="3.283cm" svg:y="5.966cm">
          <draw:text-box>
            <text:p text:style-name="P8"><text:span text:style-name="T6">HTTP/3 </text:span></text:p>
          </draw:text-box>
        </draw:frame>
        <draw:frame draw:style-name="gr4" draw:text-style-name="P3" draw:layer="layout" svg:width="0.422cm" svg:height="0.471cm" svg:x="2.541cm" svg:y="6.46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6.945cm">
          <draw:text-box>
            <text:p text:style-name="P1"><text:span text:style-name="T2"><text:s/></text:span></text:p>
          </draw:text-box>
        </draw:frame>
        <draw:frame draw:style-name="gr48" draw:text-style-name="P3" draw:layer="layout" svg:width="7.326cm" svg:height="0.471cm" svg:x="2.541cm" svg:y="7.431cm">
          <draw:text-box>
            <text:p text:style-name="P1"><text:span text:style-name="T3">Scenario 4: Static vs. Dynamic </text:span><text:span text:style-name="T3">Websites </text:span></text:p>
          </draw:text-box>
        </draw:frame>
        <draw:frame draw:style-name="gr4" draw:text-style-name="P3" draw:layer="layout" svg:width="0.422cm" svg:height="0.471cm" svg:x="2.541cm" svg:y="7.91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8.401cm">
          <draw:text-box>
            <text:p text:style-name="P1"><text:span text:style-name="T3">Question 1: </text:span></text:p>
          </draw:text-box>
        </draw:frame>
        <draw:frame draw:style-name="gr63" draw:text-style-name="P3" draw:layer="layout" svg:width="16.173cm" svg:height="0.471cm" svg:x="2.541cm" svg:y="8.895cm">
          <draw:text-box>
            <text:p text:style-name="P1"><text:span text:style-name="T2">Your client requests a website </text:span><text:span text:style-name="T2">that can display personalized </text:span><text:span text:style-name="T2">content to each user based on </text:span><text:span text:style-name="T2">their </text:span></text:p>
          </draw:text-box>
        </draw:frame>
        <draw:frame draw:style-name="gr67" draw:text-style-name="P3" draw:layer="layout" svg:width="15.716cm" svg:height="0.471cm" svg:x="2.541cm" svg:y="9.38cm">
          <draw:text-box>
            <text:p text:style-name="P1"><text:span text:style-name="T2">preferences. What type of </text:span><text:span text:style-name="T2">website would you recommend, </text:span><text:span text:style-name="T2">and what technologies might you </text:span></text:p>
          </draw:text-box>
        </draw:frame>
        <draw:frame draw:style-name="gr68" draw:text-style-name="P3" draw:layer="layout" svg:width="0.857cm" svg:height="0.471cm" svg:x="2.541cm" svg:y="9.865cm">
          <draw:text-box>
            <text:p text:style-name="P1"><text:span text:style-name="T2">use? </text:span></text:p>
          </draw:text-box>
        </draw:frame>
        <draw:frame draw:style-name="gr4" draw:text-style-name="P3" draw:layer="layout" svg:width="0.422cm" svg:height="0.471cm" svg:x="2.541cm" svg:y="10.351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0.836cm">
          <draw:text-box>
            <text:p text:style-name="P1"><text:span text:style-name="T2"><text:s/></text:span><text:span text:style-name="T2">1. </text:span></text:p>
          </draw:text-box>
        </draw:frame>
        <draw:frame draw:style-name="gr69" draw:text-style-name="P3" draw:layer="layout" svg:width="6.835cm" svg:height="0.471cm" svg:x="3.283cm" svg:y="10.836cm">
          <draw:text-box>
            <text:p text:style-name="P1"><text:span text:style-name="T3">Static website using HTML </text:span><text:span text:style-name="T3">and CSS. </text:span></text:p>
          </draw:text-box>
        </draw:frame>
        <draw:frame draw:style-name="gr10" draw:text-style-name="P3" draw:layer="layout" svg:width="0.531cm" svg:height="0.471cm" svg:x="2.541cm" svg:y="11.33cm">
          <draw:text-box>
            <text:p text:style-name="P1"><text:span text:style-name="T2"><text:s/></text:span><text:span text:style-name="T2">2. </text:span></text:p>
          </draw:text-box>
        </draw:frame>
        <draw:frame draw:style-name="gr70" draw:text-style-name="P9" draw:layer="layout" svg:width="9.066cm" svg:height="0.471cm" svg:x="3.283cm" svg:y="11.33cm">
          <draw:text-box>
            <text:p text:style-name="P8"><text:span text:style-name="T6">Dynamic website using </text:span><text:span text:style-name="T6">JavaScript and databases. </text:span></text:p>
          </draw:text-box>
        </draw:frame>
        <draw:frame draw:style-name="gr10" draw:text-style-name="P3" draw:layer="layout" svg:width="0.531cm" svg:height="0.471cm" svg:x="2.541cm" svg:y="11.815cm">
          <draw:text-box>
            <text:p text:style-name="P1"><text:span text:style-name="T2"><text:s/></text:span><text:span text:style-name="T2">3. </text:span></text:p>
          </draw:text-box>
        </draw:frame>
        <draw:frame draw:style-name="gr71" draw:text-style-name="P3" draw:layer="layout" svg:width="5.658cm" svg:height="0.471cm" svg:x="3.283cm" svg:y="11.815cm">
          <draw:text-box>
            <text:p text:style-name="P1"><text:span text:style-name="T3">Static website using Bootstrap. </text:span></text:p>
          </draw:text-box>
        </draw:frame>
        <draw:frame draw:style-name="gr10" draw:text-style-name="P3" draw:layer="layout" svg:width="0.531cm" svg:height="0.471cm" svg:x="2.541cm" svg:y="12.3cm">
          <draw:text-box>
            <text:p text:style-name="P1"><text:span text:style-name="T2"><text:s/></text:span><text:span text:style-name="T2">4. </text:span></text:p>
          </draw:text-box>
        </draw:frame>
        <draw:frame draw:style-name="gr72" draw:text-style-name="P3" draw:layer="layout" svg:width="5.162cm" svg:height="0.471cm" svg:x="3.283cm" svg:y="12.3cm">
          <draw:text-box>
            <text:p text:style-name="P1"><text:span text:style-name="T3">Static website using jQuery. </text:span></text:p>
          </draw:text-box>
        </draw:frame>
        <draw:frame draw:style-name="gr4" draw:text-style-name="P3" draw:layer="layout" svg:width="0.422cm" svg:height="0.471cm" svg:x="2.541cm" svg:y="12.78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3.271cm">
          <draw:text-box>
            <text:p text:style-name="P1"><text:span text:style-name="T3">Question 2: </text:span></text:p>
          </draw:text-box>
        </draw:frame>
        <draw:frame draw:style-name="gr73" draw:text-style-name="P3" draw:layer="layout" svg:width="10.45cm" svg:height="0.471cm" svg:x="2.541cm" svg:y="13.756cm">
          <draw:text-box>
            <text:p text:style-name="P1"><text:span text:style-name="T2">Which of the following is a </text:span><text:span text:style-name="T2">characteristic of a static website? </text:span></text:p>
          </draw:text-box>
        </draw:frame>
        <draw:frame draw:style-name="gr4" draw:text-style-name="P3" draw:layer="layout" svg:width="0.422cm" svg:height="0.471cm" svg:x="2.541cm" svg:y="14.2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4.735cm">
          <draw:text-box>
            <text:p text:style-name="P1"><text:span text:style-name="T2"><text:s/></text:span><text:span text:style-name="T2">1. </text:span></text:p>
          </draw:text-box>
        </draw:frame>
        <draw:frame draw:style-name="gr74" draw:text-style-name="P9" draw:layer="layout" svg:width="6.936cm" svg:height="0.471cm" svg:x="3.283cm" svg:y="14.735cm">
          <draw:text-box>
            <text:p text:style-name="P8"><text:span text:style-name="T6">Displays the same content to </text:span><text:span text:style-name="T6">all users. </text:span></text:p>
          </draw:text-box>
        </draw:frame>
        <draw:frame draw:style-name="gr10" draw:text-style-name="P3" draw:layer="layout" svg:width="0.531cm" svg:height="0.471cm" svg:x="2.541cm" svg:y="15.22cm">
          <draw:text-box>
            <text:p text:style-name="P1"><text:span text:style-name="T2"><text:s/></text:span><text:span text:style-name="T2">2. </text:span></text:p>
          </draw:text-box>
        </draw:frame>
        <draw:frame draw:style-name="gr75" draw:text-style-name="P3" draw:layer="layout" svg:width="8.384cm" svg:height="0.471cm" svg:x="3.283cm" svg:y="15.22cm">
          <draw:text-box>
            <text:p text:style-name="P1"><text:span text:style-name="T3">Requires a database for </text:span><text:span text:style-name="T3">content management. </text:span></text:p>
          </draw:text-box>
        </draw:frame>
        <draw:frame draw:style-name="gr10" draw:text-style-name="P3" draw:layer="layout" svg:width="0.531cm" svg:height="0.471cm" svg:x="2.541cm" svg:y="15.705cm">
          <draw:text-box>
            <text:p text:style-name="P1"><text:span text:style-name="T2"><text:s/></text:span><text:span text:style-name="T2">3. </text:span></text:p>
          </draw:text-box>
        </draw:frame>
        <draw:frame draw:style-name="gr76" draw:text-style-name="P3" draw:layer="layout" svg:width="9.104cm" svg:height="0.471cm" svg:x="3.283cm" svg:y="15.705cm">
          <draw:text-box>
            <text:p text:style-name="P1"><text:span text:style-name="T3">Provides personalized content </text:span><text:span text:style-name="T3">based on user data. </text:span></text:p>
          </draw:text-box>
        </draw:frame>
        <draw:frame draw:style-name="gr10" draw:text-style-name="P3" draw:layer="layout" svg:width="0.531cm" svg:height="0.471cm" svg:x="2.541cm" svg:y="16.191cm">
          <draw:text-box>
            <text:p text:style-name="P1"><text:span text:style-name="T2"><text:s/></text:span><text:span text:style-name="T2">4. </text:span></text:p>
          </draw:text-box>
        </draw:frame>
        <draw:frame draw:style-name="gr77" draw:text-style-name="P3" draw:layer="layout" svg:width="7.114cm" svg:height="0.471cm" svg:x="3.283cm" svg:y="16.191cm">
          <draw:text-box>
            <text:p text:style-name="P1"><text:span text:style-name="T3">Involves complex server-side </text:span><text:span text:style-name="T3">scripting. </text:span></text:p>
          </draw:text-box>
        </draw:frame>
        <draw:frame draw:style-name="gr4" draw:text-style-name="P3" draw:layer="layout" svg:width="0.422cm" svg:height="0.471cm" svg:x="2.541cm" svg:y="16.68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7.17cm">
          <draw:text-box>
            <text:p text:style-name="P1"><text:span text:style-name="T3">Question 3: </text:span></text:p>
          </draw:text-box>
        </draw:frame>
        <draw:frame draw:style-name="gr78" draw:text-style-name="P3" draw:layer="layout" svg:width="7.36cm" svg:height="0.471cm" svg:x="2.541cm" svg:y="17.655cm">
          <draw:text-box>
            <text:p text:style-name="P1"><text:span text:style-name="T2">What is an example of a </text:span><text:span text:style-name="T2">dynamic website? </text:span></text:p>
          </draw:text-box>
        </draw:frame>
        <draw:frame draw:style-name="gr4" draw:text-style-name="P3" draw:layer="layout" svg:width="0.422cm" svg:height="0.471cm" svg:x="2.541cm" svg:y="18.14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8.625cm">
          <draw:text-box>
            <text:p text:style-name="P1"><text:span text:style-name="T2"><text:s/></text:span><text:span text:style-name="T2">1. </text:span></text:p>
          </draw:text-box>
        </draw:frame>
        <draw:frame draw:style-name="gr79" draw:text-style-name="P3" draw:layer="layout" svg:width="3.634cm" svg:height="0.471cm" svg:x="3.283cm" svg:y="18.625cm">
          <draw:text-box>
            <text:p text:style-name="P1"><text:span text:style-name="T3">A simple blog page. </text:span></text:p>
          </draw:text-box>
        </draw:frame>
        <draw:frame draw:style-name="gr10" draw:text-style-name="P3" draw:layer="layout" svg:width="0.531cm" svg:height="0.471cm" svg:x="2.541cm" svg:y="19.119cm">
          <draw:text-box>
            <text:p text:style-name="P1"><text:span text:style-name="T2"><text:s/></text:span><text:span text:style-name="T2">2. </text:span></text:p>
          </draw:text-box>
        </draw:frame>
        <draw:frame draw:style-name="gr80" draw:text-style-name="P9" draw:layer="layout" svg:width="7.161cm" svg:height="0.471cm" svg:x="3.283cm" svg:y="19.119cm">
          <draw:text-box>
            <text:p text:style-name="P8"><text:span text:style-name="T6">A social media platform like </text:span><text:span text:style-name="T6">Facebook. </text:span></text:p>
          </draw:text-box>
        </draw:frame>
        <draw:frame draw:style-name="gr10" draw:text-style-name="P3" draw:layer="layout" svg:width="0.531cm" svg:height="0.471cm" svg:x="2.541cm" svg:y="19.605cm">
          <draw:text-box>
            <text:p text:style-name="P1"><text:span text:style-name="T2"><text:s/></text:span><text:span text:style-name="T2">3. </text:span></text:p>
          </draw:text-box>
        </draw:frame>
        <draw:frame draw:style-name="gr81" draw:text-style-name="P3" draw:layer="layout" svg:width="4.951cm" svg:height="0.471cm" svg:x="3.283cm" svg:y="19.605cm">
          <draw:text-box>
            <text:p text:style-name="P1"><text:span text:style-name="T3">A company’s contact page. </text:span></text:p>
          </draw:text-box>
        </draw:frame>
        <draw:frame draw:style-name="gr10" draw:text-style-name="P3" draw:layer="layout" svg:width="0.531cm" svg:height="0.471cm" svg:x="2.541cm" svg:y="20.09cm">
          <draw:text-box>
            <text:p text:style-name="P1"><text:span text:style-name="T2"><text:s/></text:span><text:span text:style-name="T2">4. </text:span></text:p>
          </draw:text-box>
        </draw:frame>
        <draw:frame draw:style-name="gr82" draw:text-style-name="P3" draw:layer="layout" svg:width="4.608cm" svg:height="0.471cm" svg:x="3.283cm" svg:y="20.09cm">
          <draw:text-box>
            <text:p text:style-name="P1"><text:span text:style-name="T3">An informational article. </text:span></text:p>
          </draw:text-box>
        </draw:frame>
        <draw:frame draw:style-name="gr4" draw:text-style-name="P3" draw:layer="layout" svg:width="0.422cm" svg:height="0.471cm" svg:x="2.541cm" svg:y="20.57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21.06cm">
          <draw:text-box>
            <text:p text:style-name="P1"><text:span text:style-name="T3">Question 4: </text:span></text:p>
          </draw:text-box>
        </draw:frame>
        <draw:frame draw:style-name="gr83" draw:text-style-name="P3" draw:layer="layout" svg:width="15.682cm" svg:height="0.471cm" svg:x="2.541cm" svg:y="21.554cm">
          <draw:text-box>
            <text:p text:style-name="P1"><text:span text:style-name="T2">Which technology is essential </text:span><text:span text:style-name="T2">for creating a dynamic website </text:span><text:span text:style-name="T2">that interacts with a database? </text:span></text:p>
          </draw:text-box>
        </draw:frame>
        <draw:frame draw:style-name="gr4" draw:text-style-name="P3" draw:layer="layout" svg:width="0.422cm" svg:height="0.471cm" svg:x="2.541cm" svg:y="22.039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22.525cm">
          <draw:text-box>
            <text:p text:style-name="P1"><text:span text:style-name="T2"><text:s/></text:span><text:span text:style-name="T2">1. </text:span></text:p>
          </draw:text-box>
        </draw:frame>
        <draw:frame draw:style-name="gr25" draw:text-style-name="P3" draw:layer="layout" svg:width="1.399cm" svg:height="0.471cm" svg:x="3.283cm" svg:y="22.525cm">
          <draw:text-box>
            <text:p text:style-name="P1"><text:span text:style-name="T3">HTML </text:span></text:p>
          </draw:text-box>
        </draw:frame>
        <draw:frame draw:style-name="gr10" draw:text-style-name="P3" draw:layer="layout" svg:width="0.531cm" svg:height="0.471cm" svg:x="2.541cm" svg:y="23.01cm">
          <draw:text-box>
            <text:p text:style-name="P1"><text:span text:style-name="T2"><text:s/></text:span><text:span text:style-name="T2">2. </text:span></text:p>
          </draw:text-box>
        </draw:frame>
        <draw:frame draw:style-name="gr84" draw:text-style-name="P3" draw:layer="layout" svg:width="0.883cm" svg:height="0.471cm" svg:x="3.283cm" svg:y="23.01cm">
          <draw:text-box>
            <text:p text:style-name="P1"><text:span text:style-name="T3">CSS </text:span></text:p>
          </draw:text-box>
        </draw:frame>
        <draw:frame draw:style-name="gr10" draw:text-style-name="P3" draw:layer="layout" svg:width="0.531cm" svg:height="0.471cm" svg:x="2.541cm" svg:y="23.495cm">
          <draw:text-box>
            <text:p text:style-name="P1"><text:span text:style-name="T2"><text:s/></text:span><text:span text:style-name="T2">3. </text:span></text:p>
          </draw:text-box>
        </draw:frame>
        <draw:frame draw:style-name="gr85" draw:text-style-name="P3" draw:layer="layout" svg:width="2.059cm" svg:height="0.471cm" svg:x="3.283cm" svg:y="23.495cm">
          <draw:text-box>
            <text:p text:style-name="P1"><text:span text:style-name="T3">JavaScript </text:span></text:p>
          </draw:text-box>
        </draw:frame>
        <draw:frame draw:style-name="gr10" draw:text-style-name="P3" draw:layer="layout" svg:width="0.531cm" svg:height="0.471cm" svg:x="2.541cm" svg:y="23.989cm">
          <draw:text-box>
            <text:p text:style-name="P1"><text:span text:style-name="T2"><text:s/></text:span><text:span text:style-name="T2">4. </text:span></text:p>
          </draw:text-box>
        </draw:frame>
        <draw:frame draw:style-name="gr25" draw:text-style-name="P9" draw:layer="layout" svg:width="1.399cm" svg:height="0.471cm" svg:x="3.283cm" svg:y="23.989cm">
          <draw:text-box>
            <text:p text:style-name="P8"><text:span text:style-name="T6">Python </text:span></text:p>
          </draw:text-box>
        </draw:frame>
        <draw:frame draw:style-name="gr4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4" draw:style-name="dp1" draw:master-page-name="master-page22">
        <draw:frame draw:style-name="gr86" draw:text-style-name="P3" draw:layer="layout" svg:width="7.101cm" svg:height="0.471cm" svg:x="2.541cm" svg:y="2.561cm">
          <draw:text-box>
            <text:p text:style-name="P1"><text:span text:style-name="T3">Scenario 5: Client-Server </text:span><text:span text:style-name="T3">Architecture </text:span></text:p>
          </draw:text-box>
        </draw:frame>
        <draw:frame draw:style-name="gr4" draw:text-style-name="P3" draw:layer="layout" svg:width="0.422cm" svg:height="0.471cm" svg:x="2.541cm" svg:y="3.04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3.531cm">
          <draw:text-box>
            <text:p text:style-name="P1"><text:span text:style-name="T3">Question 1: </text:span></text:p>
          </draw:text-box>
        </draw:frame>
        <draw:frame draw:style-name="gr87" draw:text-style-name="P3" draw:layer="layout" svg:width="15.987cm" svg:height="0.471cm" svg:x="2.541cm" svg:y="4.025cm">
          <draw:text-box>
            <text:p text:style-name="P1"><text:span text:style-name="T2">You are explaining the client-</text:span><text:span text:style-name="T2">server model to a new team </text:span><text:span text:style-name="T2">member. Describe a scenario </text:span><text:span text:style-name="T2">where </text:span></text:p>
          </draw:text-box>
        </draw:frame>
        <draw:frame draw:style-name="gr88" draw:text-style-name="P3" draw:layer="layout" svg:width="14.036cm" svg:height="0.471cm" svg:x="2.541cm" svg:y="4.511cm">
          <draw:text-box>
            <text:p text:style-name="P1"><text:span text:style-name="T2">the client-server architecture is </text:span><text:span text:style-name="T2">used, and explain the roles of the </text:span><text:span text:style-name="T2">client and server. </text:span></text:p>
          </draw:text-box>
        </draw:frame>
        <draw:frame draw:style-name="gr4" draw:text-style-name="P3" draw:layer="layout" svg:width="0.422cm" svg:height="0.471cm" svg:x="2.541cm" svg:y="4.996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5.481cm">
          <draw:text-box>
            <text:p text:style-name="P1"><text:span text:style-name="T2"><text:s/></text:span><text:span text:style-name="T2">1. </text:span></text:p>
          </draw:text-box>
        </draw:frame>
        <draw:frame draw:style-name="gr89" draw:text-style-name="P3" draw:layer="layout" svg:width="7.292cm" svg:height="0.471cm" svg:x="3.283cm" svg:y="5.481cm">
          <draw:text-box>
            <text:p text:style-name="P1"><text:span text:style-name="T3">Client processes data, server </text:span><text:span text:style-name="T3">displays it. </text:span></text:p>
          </draw:text-box>
        </draw:frame>
        <draw:frame draw:style-name="gr10" draw:text-style-name="P3" draw:layer="layout" svg:width="0.531cm" svg:height="0.471cm" svg:x="2.541cm" svg:y="5.966cm">
          <draw:text-box>
            <text:p text:style-name="P1"><text:span text:style-name="T2"><text:s/></text:span><text:span text:style-name="T2">2. </text:span></text:p>
          </draw:text-box>
        </draw:frame>
        <draw:frame draw:style-name="gr90" draw:text-style-name="P9" draw:layer="layout" svg:width="11.301cm" svg:height="0.471cm" svg:x="3.283cm" svg:y="5.966cm">
          <draw:text-box>
            <text:p text:style-name="P8"><text:span text:style-name="T6">Client requests data, server </text:span><text:span text:style-name="T6">processes and responds with </text:span><text:span text:style-name="T6">data. </text:span></text:p>
          </draw:text-box>
        </draw:frame>
        <draw:frame draw:style-name="gr10" draw:text-style-name="P3" draw:layer="layout" svg:width="0.531cm" svg:height="0.471cm" svg:x="2.541cm" svg:y="6.46cm">
          <draw:text-box>
            <text:p text:style-name="P1"><text:span text:style-name="T2"><text:s/></text:span><text:span text:style-name="T2">3. </text:span></text:p>
          </draw:text-box>
        </draw:frame>
        <draw:frame draw:style-name="gr91" draw:text-style-name="P3" draw:layer="layout" svg:width="10.831cm" svg:height="0.471cm" svg:x="3.283cm" svg:y="6.46cm">
          <draw:text-box>
            <text:p text:style-name="P1"><text:span text:style-name="T3">Client manages databases, </text:span><text:span text:style-name="T3">server handles user </text:span><text:span text:style-name="T3">interactions. </text:span></text:p>
          </draw:text-box>
        </draw:frame>
        <draw:frame draw:style-name="gr10" draw:text-style-name="P3" draw:layer="layout" svg:width="0.531cm" svg:height="0.471cm" svg:x="2.541cm" svg:y="6.945cm">
          <draw:text-box>
            <text:p text:style-name="P1"><text:span text:style-name="T2"><text:s/></text:span><text:span text:style-name="T2">4. </text:span></text:p>
          </draw:text-box>
        </draw:frame>
        <draw:frame draw:style-name="gr92" draw:text-style-name="P3" draw:layer="layout" svg:width="7.432cm" svg:height="0.471cm" svg:x="3.283cm" svg:y="6.945cm">
          <draw:text-box>
            <text:p text:style-name="P1"><text:span text:style-name="T3">Client stores data, server sends </text:span><text:span text:style-name="T3">requests. </text:span></text:p>
          </draw:text-box>
        </draw:frame>
        <draw:frame draw:style-name="gr4" draw:text-style-name="P3" draw:layer="layout" svg:width="0.422cm" svg:height="0.471cm" svg:x="2.541cm" svg:y="7.43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7.916cm">
          <draw:text-box>
            <text:p text:style-name="P1"><text:span text:style-name="T3">Question 2: </text:span></text:p>
          </draw:text-box>
        </draw:frame>
        <draw:frame draw:style-name="gr93" draw:text-style-name="P3" draw:layer="layout" svg:width="10.027cm" svg:height="0.471cm" svg:x="2.541cm" svg:y="8.401cm">
          <draw:text-box>
            <text:p text:style-name="P1"><text:span text:style-name="T2">In a typical web application, </text:span><text:span text:style-name="T2">what is the role of the server? </text:span></text:p>
          </draw:text-box>
        </draw:frame>
        <draw:frame draw:style-name="gr4" draw:text-style-name="P3" draw:layer="layout" svg:width="0.422cm" svg:height="0.471cm" svg:x="2.541cm" svg:y="8.89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9.38cm">
          <draw:text-box>
            <text:p text:style-name="P1"><text:span text:style-name="T2"><text:s/></text:span><text:span text:style-name="T2">1. </text:span></text:p>
          </draw:text-box>
        </draw:frame>
        <draw:frame draw:style-name="gr94" draw:text-style-name="P9" draw:layer="layout" svg:width="9.595cm" svg:height="0.471cm" svg:x="3.283cm" svg:y="9.38cm">
          <draw:text-box>
            <text:p text:style-name="P8"><text:span text:style-name="T6">To provide data and services </text:span><text:span text:style-name="T6">requested by the client. </text:span></text:p>
          </draw:text-box>
        </draw:frame>
        <draw:frame draw:style-name="gr10" draw:text-style-name="P3" draw:layer="layout" svg:width="0.531cm" svg:height="0.471cm" svg:x="2.541cm" svg:y="9.865cm">
          <draw:text-box>
            <text:p text:style-name="P1"><text:span text:style-name="T2"><text:s/></text:span><text:span text:style-name="T2">2. </text:span></text:p>
          </draw:text-box>
        </draw:frame>
        <draw:frame draw:style-name="gr95" draw:text-style-name="P3" draw:layer="layout" svg:width="8.477cm" svg:height="0.471cm" svg:x="3.283cm" svg:y="9.865cm">
          <draw:text-box>
            <text:p text:style-name="P1"><text:span text:style-name="T3">To manage user interactions </text:span><text:span text:style-name="T3">on the client side. </text:span></text:p>
          </draw:text-box>
        </draw:frame>
        <draw:frame draw:style-name="gr10" draw:text-style-name="P3" draw:layer="layout" svg:width="0.531cm" svg:height="0.471cm" svg:x="2.541cm" svg:y="10.351cm">
          <draw:text-box>
            <text:p text:style-name="P1"><text:span text:style-name="T2"><text:s/></text:span><text:span text:style-name="T2">3. </text:span></text:p>
          </draw:text-box>
        </draw:frame>
        <draw:frame draw:style-name="gr96" draw:text-style-name="P3" draw:layer="layout" svg:width="8.325cm" svg:height="0.471cm" svg:x="3.283cm" svg:y="10.351cm">
          <draw:text-box>
            <text:p text:style-name="P1"><text:span text:style-name="T3">To handle front-end rendering </text:span><text:span text:style-name="T3">of the website. </text:span></text:p>
          </draw:text-box>
        </draw:frame>
        <draw:frame draw:style-name="gr10" draw:text-style-name="P3" draw:layer="layout" svg:width="0.531cm" svg:height="0.471cm" svg:x="2.541cm" svg:y="10.836cm">
          <draw:text-box>
            <text:p text:style-name="P1"><text:span text:style-name="T2"><text:s/></text:span><text:span text:style-name="T2">4. </text:span></text:p>
          </draw:text-box>
        </draw:frame>
        <draw:frame draw:style-name="gr97" draw:text-style-name="P3" draw:layer="layout" svg:width="5.819cm" svg:height="0.471cm" svg:x="3.283cm" svg:y="10.836cm">
          <draw:text-box>
            <text:p text:style-name="P1"><text:span text:style-name="T3">To request data from the </text:span><text:span text:style-name="T3">client. </text:span></text:p>
          </draw:text-box>
        </draw:frame>
        <draw:frame draw:style-name="gr4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1.815cm">
          <draw:text-box>
            <text:p text:style-name="P1"><text:span text:style-name="T3">Question 3: </text:span></text:p>
          </draw:text-box>
        </draw:frame>
        <draw:frame draw:style-name="gr67" draw:text-style-name="P3" draw:layer="layout" svg:width="15.716cm" svg:height="0.471cm" svg:x="2.541cm" svg:y="12.3cm">
          <draw:text-box>
            <text:p text:style-name="P1"><text:span text:style-name="T2">Which <text:s/>component of the client-</text:span><text:span text:style-name="T2">server architecture <text:s/>is </text:span><text:span text:style-name="T2">responsible for <text:s/>storing and </text:span><text:span text:style-name="T2">retrieving </text:span></text:p>
          </draw:text-box>
        </draw:frame>
        <draw:frame draw:style-name="gr81" draw:text-style-name="P3" draw:layer="layout" svg:width="4.951cm" svg:height="0.471cm" svg:x="2.541cm" svg:y="12.785cm">
          <draw:text-box>
            <text:p text:style-name="P1"><text:span text:style-name="T2">information from databases? </text:span></text:p>
          </draw:text-box>
        </draw:frame>
        <draw:frame draw:style-name="gr4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98" draw:text-style-name="P3" draw:layer="layout" svg:width="1.213cm" svg:height="0.471cm" svg:x="3.283cm" svg:y="13.756cm">
          <draw:text-box>
            <text:p text:style-name="P1"><text:span text:style-name="T3">Client </text:span></text:p>
          </draw:text-box>
        </draw:frame>
        <draw:frame draw:style-name="gr10" draw:text-style-name="P3" draw:layer="layout" svg:width="0.531cm" svg:height="0.471cm" svg:x="2.541cm" svg:y="14.25cm">
          <draw:text-box>
            <text:p text:style-name="P1"><text:span text:style-name="T2"><text:s/></text:span><text:span text:style-name="T2">2. </text:span></text:p>
          </draw:text-box>
        </draw:frame>
        <draw:frame draw:style-name="gr99" draw:text-style-name="P9" draw:layer="layout" svg:width="1.306cm" svg:height="0.471cm" svg:x="3.283cm" svg:y="14.25cm">
          <draw:text-box>
            <text:p text:style-name="P8"><text:span text:style-name="T6">Server </text:span></text:p>
          </draw:text-box>
        </draw:frame>
        <draw:frame draw:style-name="gr10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16" draw:text-style-name="P3" draw:layer="layout" svg:width="2.538cm" svg:height="0.471cm" svg:x="3.283cm" svg:y="14.735cm">
          <draw:text-box>
            <text:p text:style-name="P1"><text:span text:style-name="T3">Web browser </text:span></text:p>
          </draw:text-box>
        </draw:frame>
        <draw:frame draw:style-name="gr10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6" draw:text-style-name="P3" draw:layer="layout" svg:width="2.186cm" svg:height="0.471cm" svg:x="3.283cm" svg:y="15.22cm">
          <draw:text-box>
            <text:p text:style-name="P1"><text:span text:style-name="T3">DNS server </text:span></text:p>
          </draw:text-box>
        </draw:frame>
        <draw:frame draw:style-name="gr4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6.191cm">
          <draw:text-box>
            <text:p text:style-name="P1"><text:span text:style-name="T3">Question 4: </text:span></text:p>
          </draw:text-box>
        </draw:frame>
        <draw:frame draw:style-name="gr100" draw:text-style-name="P3" draw:layer="layout" svg:width="11.893cm" svg:height="0.471cm" svg:x="2.541cm" svg:y="16.685cm">
          <draw:text-box>
            <text:p text:style-name="P1"><text:span text:style-name="T2">What type of devices can act as </text:span><text:span text:style-name="T2">clients in a client-server </text:span><text:span text:style-name="T2">architecture? </text:span></text:p>
          </draw:text-box>
        </draw:frame>
        <draw:frame draw:style-name="gr4" draw:text-style-name="P3" draw:layer="layout" svg:width="0.422cm" svg:height="0.471cm" svg:x="2.541cm" svg:y="17.17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7.655cm">
          <draw:text-box>
            <text:p text:style-name="P1"><text:span text:style-name="T2"><text:s/></text:span><text:span text:style-name="T2">1. </text:span></text:p>
          </draw:text-box>
        </draw:frame>
        <draw:frame draw:style-name="gr101" draw:text-style-name="P3" draw:layer="layout" svg:width="4.527cm" svg:height="0.471cm" svg:x="3.283cm" svg:y="17.655cm">
          <draw:text-box>
            <text:p text:style-name="P1"><text:span text:style-name="T3">Only desktop computers </text:span></text:p>
          </draw:text-box>
        </draw:frame>
        <draw:frame draw:style-name="gr10" draw:text-style-name="P3" draw:layer="layout" svg:width="0.531cm" svg:height="0.471cm" svg:x="2.541cm" svg:y="18.14cm">
          <draw:text-box>
            <text:p text:style-name="P1"><text:span text:style-name="T2"><text:s/></text:span><text:span text:style-name="T2">2. </text:span></text:p>
          </draw:text-box>
        </draw:frame>
        <draw:frame draw:style-name="gr102" draw:text-style-name="P3" draw:layer="layout" svg:width="3.706cm" svg:height="0.471cm" svg:x="3.283cm" svg:y="18.14cm">
          <draw:text-box>
            <text:p text:style-name="P1"><text:span text:style-name="T3">Only mobile phones </text:span></text:p>
          </draw:text-box>
        </draw:frame>
        <draw:frame draw:style-name="gr10" draw:text-style-name="P3" draw:layer="layout" svg:width="0.531cm" svg:height="0.471cm" svg:x="2.541cm" svg:y="18.625cm">
          <draw:text-box>
            <text:p text:style-name="P1"><text:span text:style-name="T2"><text:s/></text:span><text:span text:style-name="T2">3. </text:span></text:p>
          </draw:text-box>
        </draw:frame>
        <draw:frame draw:style-name="gr103" draw:text-style-name="P9" draw:layer="layout" svg:width="6.394cm" svg:height="0.471cm" svg:x="3.283cm" svg:y="18.625cm">
          <draw:text-box>
            <text:p text:style-name="P8"><text:span text:style-name="T6">Any device connected to a </text:span><text:span text:style-name="T6">network </text:span></text:p>
          </draw:text-box>
        </draw:frame>
        <draw:frame draw:style-name="gr10" draw:text-style-name="P3" draw:layer="layout" svg:width="0.531cm" svg:height="0.471cm" svg:x="2.541cm" svg:y="19.119cm">
          <draw:text-box>
            <text:p text:style-name="P1"><text:span text:style-name="T2"><text:s/></text:span><text:span text:style-name="T2">4. </text:span></text:p>
          </draw:text-box>
        </draw:frame>
        <draw:frame draw:style-name="gr104" draw:text-style-name="P3" draw:layer="layout" svg:width="2.398cm" svg:height="0.471cm" svg:x="3.283cm" svg:y="19.119cm">
          <draw:text-box>
            <text:p text:style-name="P1"><text:span text:style-name="T3">Only servers </text:span></text:p>
          </draw:text-box>
        </draw:frame>
        <draw:frame draw:style-name="gr4" draw:text-style-name="P3" draw:layer="layout" svg:width="0.422cm" svg:height="0.471cm" svg:x="2.541cm" svg:y="19.605cm">
          <draw:text-box>
            <text:p text:style-name="P1"><text:span text:style-name="T2"><text:s/></text:span></text:p>
          </draw:text-box>
        </draw:frame>
        <draw:frame draw:style-name="gr105" draw:text-style-name="P3" draw:layer="layout" svg:width="7.254cm" svg:height="0.471cm" svg:x="2.541cm" svg:y="20.09cm">
          <draw:text-box>
            <text:p text:style-name="P1"><text:span text:style-name="T3">Scenario 6: Web Browser </text:span><text:span text:style-name="T3">Functionality </text:span></text:p>
          </draw:text-box>
        </draw:frame>
        <draw:frame draw:style-name="gr4" draw:text-style-name="P3" draw:layer="layout" svg:width="0.422cm" svg:height="0.471cm" svg:x="2.541cm" svg:y="20.57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21.06cm">
          <draw:text-box>
            <text:p text:style-name="P1"><text:span text:style-name="T3">Question 1: </text:span></text:p>
          </draw:text-box>
        </draw:frame>
        <draw:frame draw:style-name="gr106" draw:text-style-name="P3" draw:layer="layout" svg:width="16.08cm" svg:height="0.471cm" svg:x="2.541cm" svg:y="21.554cm">
          <draw:text-box>
            <text:p text:style-name="P1"><text:span text:style-name="T2">You are optimizing a web </text:span><text:span text:style-name="T2">application for better </text:span><text:span text:style-name="T2">performance. What role does the </text:span><text:span text:style-name="T2">web browser </text:span></text:p>
          </draw:text-box>
        </draw:frame>
        <draw:frame draw:style-name="gr107" draw:text-style-name="P3" draw:layer="layout" svg:width="15.894cm" svg:height="0.471cm" svg:x="2.541cm" svg:y="22.039cm">
          <draw:text-box>
            <text:p text:style-name="P1"><text:span text:style-name="T2">play in rendering a web page, </text:span><text:span text:style-name="T2">and what steps are involved from </text:span><text:span text:style-name="T2">entering a URL to displaying </text:span></text:p>
          </draw:text-box>
        </draw:frame>
        <draw:frame draw:style-name="gr108" draw:text-style-name="P3" draw:layer="layout" svg:width="2.161cm" svg:height="0.471cm" svg:x="2.541cm" svg:y="22.525cm">
          <draw:text-box>
            <text:p text:style-name="P1"><text:span text:style-name="T2">the content? </text:span></text:p>
          </draw:text-box>
        </draw:frame>
        <draw:frame draw:style-name="gr4" draw:text-style-name="P3" draw:layer="layout" svg:width="0.422cm" svg:height="0.471cm" svg:x="2.541cm" svg:y="23.01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23.495cm">
          <draw:text-box>
            <text:p text:style-name="P1"><text:span text:style-name="T2"><text:s/></text:span><text:span text:style-name="T2">1. </text:span></text:p>
          </draw:text-box>
        </draw:frame>
        <draw:frame draw:style-name="gr56" draw:text-style-name="P3" draw:layer="layout" svg:width="7.677cm" svg:height="0.471cm" svg:x="3.283cm" svg:y="23.495cm">
          <draw:text-box>
            <text:p text:style-name="P1"><text:span text:style-name="T3">Translates domain names to IP </text:span><text:span text:style-name="T3">addresses. </text:span></text:p>
          </draw:text-box>
        </draw:frame>
        <draw:frame draw:style-name="gr10" draw:text-style-name="P3" draw:layer="layout" svg:width="0.531cm" svg:height="0.471cm" svg:x="2.541cm" svg:y="23.989cm">
          <draw:text-box>
            <text:p text:style-name="P1"><text:span text:style-name="T2"><text:s/></text:span><text:span text:style-name="T2">2. </text:span></text:p>
          </draw:text-box>
        </draw:frame>
        <draw:frame draw:style-name="gr109" draw:text-style-name="P9" draw:layer="layout" svg:width="6.454cm" svg:height="0.471cm" svg:x="3.283cm" svg:y="23.989cm">
          <draw:text-box>
            <text:p text:style-name="P8"><text:span text:style-name="T6">Caches web pages for faster </text:span><text:span text:style-name="T6">access. </text:span></text:p>
          </draw:text-box>
        </draw:frame>
        <draw:frame draw:style-name="gr10" draw:text-style-name="P3" draw:layer="layout" svg:width="0.531cm" svg:height="0.471cm" svg:x="2.541cm" svg:y="24.474cm">
          <draw:text-box>
            <text:p text:style-name="P1"><text:span text:style-name="T2"><text:s/></text:span><text:span text:style-name="T2">3. </text:span></text:p>
          </draw:text-box>
        </draw:frame>
        <draw:frame draw:style-name="gr110" draw:text-style-name="P3" draw:layer="layout" svg:width="10.979cm" svg:height="0.471cm" svg:x="3.283cm" svg:y="24.474cm">
          <draw:text-box>
            <text:p text:style-name="P1"><text:span text:style-name="T3">Fetches resources, processes </text:span><text:span text:style-name="T3">responses, and renders </text:span><text:span text:style-name="T3">content. </text:span></text:p>
          </draw:text-box>
        </draw:frame>
        <draw:frame draw:style-name="gr10" draw:text-style-name="P3" draw:layer="layout" svg:width="0.531cm" svg:height="0.471cm" svg:x="2.541cm" svg:y="24.959cm">
          <draw:text-box>
            <text:p text:style-name="P1"><text:span text:style-name="T2"><text:s/></text:span><text:span text:style-name="T2">4. </text:span></text:p>
          </draw:text-box>
        </draw:frame>
        <draw:frame draw:style-name="gr111" draw:text-style-name="P3" draw:layer="layout" svg:width="8.363cm" svg:height="0.471cm" svg:x="3.283cm" svg:y="24.959cm">
          <draw:text-box>
            <text:p text:style-name="P1"><text:span text:style-name="T3">Manages TCP connections and </text:span><text:span text:style-name="T3">encrypts data. </text:span></text:p>
          </draw:text-box>
        </draw:frame>
        <draw:frame draw:style-name="gr4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5" draw:style-name="dp1" draw:master-page-name="master-page22">
        <draw:frame draw:style-name="gr6" draw:text-style-name="P3" draw:layer="layout" svg:width="2.186cm" svg:height="0.471cm" svg:x="2.541cm" svg:y="2.561cm">
          <draw:text-box>
            <text:p text:style-name="P1"><text:span text:style-name="T3">Question 2: </text:span></text:p>
          </draw:text-box>
        </draw:frame>
        <draw:frame draw:style-name="gr112" draw:text-style-name="P3" draw:layer="layout" svg:width="12.38cm" svg:height="0.471cm" svg:x="2.541cm" svg:y="3.046cm">
          <draw:text-box>
            <text:p text:style-name="P1"><text:span text:style-name="T2">What is the first step a web </text:span><text:span text:style-name="T2">browser takes when you start </text:span><text:span text:style-name="T2">typing a URL? </text:span></text:p>
          </draw:text-box>
        </draw:frame>
        <draw:frame draw:style-name="gr4" draw:text-style-name="P3" draw:layer="layout" svg:width="0.422cm" svg:height="0.471cm" svg:x="2.541cm" svg:y="3.531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4.025cm">
          <draw:text-box>
            <text:p text:style-name="P1"><text:span text:style-name="T2"><text:s/></text:span><text:span text:style-name="T2">1. </text:span></text:p>
          </draw:text-box>
        </draw:frame>
        <draw:frame draw:style-name="gr32" draw:text-style-name="P3" draw:layer="layout" svg:width="4.904cm" svg:height="0.471cm" svg:x="3.283cm" svg:y="4.025cm">
          <draw:text-box>
            <text:p text:style-name="P1"><text:span text:style-name="T3">Checks the browser cache. </text:span></text:p>
          </draw:text-box>
        </draw:frame>
        <draw:frame draw:style-name="gr10" draw:text-style-name="P3" draw:layer="layout" svg:width="0.531cm" svg:height="0.471cm" svg:x="2.541cm" svg:y="4.511cm">
          <draw:text-box>
            <text:p text:style-name="P1"><text:span text:style-name="T2"><text:s/></text:span><text:span text:style-name="T2">2. </text:span></text:p>
          </draw:text-box>
        </draw:frame>
        <draw:frame draw:style-name="gr101" draw:text-style-name="P9" draw:layer="layout" svg:width="4.527cm" svg:height="0.471cm" svg:x="3.283cm" svg:y="4.511cm">
          <draw:text-box>
            <text:p text:style-name="P1"><text:span text:style-name="T3">Sends an HTTP request. </text:span></text:p>
          </draw:text-box>
        </draw:frame>
        <draw:frame draw:style-name="gr10" draw:text-style-name="P3" draw:layer="layout" svg:width="0.531cm" svg:height="0.471cm" svg:x="2.541cm" svg:y="4.996cm">
          <draw:text-box>
            <text:p text:style-name="P1"><text:span text:style-name="T2"><text:s/></text:span><text:span text:style-name="T2">3. </text:span></text:p>
          </draw:text-box>
        </draw:frame>
        <draw:frame draw:style-name="gr113" draw:text-style-name="P3" draw:layer="layout" svg:width="5.565cm" svg:height="0.471cm" svg:x="3.283cm" svg:y="4.996cm">
          <draw:text-box>
            <text:p text:style-name="P1"><text:span text:style-name="T3">Establishes a TCP connection. </text:span></text:p>
          </draw:text-box>
        </draw:frame>
        <draw:frame draw:style-name="gr10" draw:text-style-name="P3" draw:layer="layout" svg:width="0.531cm" svg:height="0.471cm" svg:x="2.541cm" svg:y="5.481cm">
          <draw:text-box>
            <text:p text:style-name="P1"><text:span text:style-name="T2"><text:s/></text:span><text:span text:style-name="T2">4. </text:span></text:p>
          </draw:text-box>
        </draw:frame>
        <draw:frame draw:style-name="gr101" draw:text-style-name="P9" draw:layer="layout" svg:width="4.527cm" svg:height="0.471cm" svg:x="3.283cm" svg:y="5.481cm">
          <draw:text-box>
            <text:p text:style-name="P8"><text:span text:style-name="T6">Performs a DNS lookup. </text:span></text:p>
          </draw:text-box>
        </draw:frame>
        <draw:frame draw:style-name="gr4" draw:text-style-name="P3" draw:layer="layout" svg:width="0.422cm" svg:height="0.471cm" svg:x="2.541cm" svg:y="5.9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6.46cm">
          <draw:text-box>
            <text:p text:style-name="P1"><text:span text:style-name="T3">Question 3: </text:span></text:p>
          </draw:text-box>
        </draw:frame>
        <draw:frame draw:style-name="gr114" draw:text-style-name="P3" draw:layer="layout" svg:width="9.747cm" svg:height="0.471cm" svg:x="2.541cm" svg:y="6.945cm">
          <draw:text-box>
            <text:p text:style-name="P1"><text:span text:style-name="T2">How does a browser determine </text:span><text:span text:style-name="T2">the IP address of a URL? </text:span></text:p>
          </draw:text-box>
        </draw:frame>
        <draw:frame draw:style-name="gr4" draw:text-style-name="P3" draw:layer="layout" svg:width="0.422cm" svg:height="0.471cm" svg:x="2.541cm" svg:y="7.431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7.916cm">
          <draw:text-box>
            <text:p text:style-name="P1"><text:span text:style-name="T2"><text:s/></text:span><text:span text:style-name="T2">1. </text:span></text:p>
          </draw:text-box>
        </draw:frame>
        <draw:frame draw:style-name="gr115" draw:text-style-name="P3" draw:layer="layout" svg:width="5.924cm" svg:height="0.471cm" svg:x="3.283cm" svg:y="7.916cm">
          <draw:text-box>
            <text:p text:style-name="P1"><text:span text:style-name="T3">By checking the HTML </text:span><text:span text:style-name="T3">content. </text:span></text:p>
          </draw:text-box>
        </draw:frame>
        <draw:frame draw:style-name="gr10" draw:text-style-name="P3" draw:layer="layout" svg:width="0.531cm" svg:height="0.471cm" svg:x="2.541cm" svg:y="8.401cm">
          <draw:text-box>
            <text:p text:style-name="P1"><text:span text:style-name="T2"><text:s/></text:span><text:span text:style-name="T2">2. </text:span></text:p>
          </draw:text-box>
        </draw:frame>
        <draw:frame draw:style-name="gr116" draw:text-style-name="P9" draw:layer="layout" svg:width="5.505cm" svg:height="0.471cm" svg:x="3.283cm" svg:y="8.401cm">
          <draw:text-box>
            <text:p text:style-name="P8"><text:span text:style-name="T6">By performing a DNS lookup. </text:span></text:p>
          </draw:text-box>
        </draw:frame>
        <draw:frame draw:style-name="gr10" draw:text-style-name="P3" draw:layer="layout" svg:width="0.531cm" svg:height="0.471cm" svg:x="2.541cm" svg:y="8.895cm">
          <draw:text-box>
            <text:p text:style-name="P1"><text:span text:style-name="T2"><text:s/></text:span><text:span text:style-name="T2">3. </text:span></text:p>
          </draw:text-box>
        </draw:frame>
        <draw:frame draw:style-name="gr117" draw:text-style-name="P3" draw:layer="layout" svg:width="4.811cm" svg:height="0.471cm" svg:x="3.283cm" svg:y="8.895cm">
          <draw:text-box>
            <text:p text:style-name="P1"><text:span text:style-name="T3">By querying the database. </text:span></text:p>
          </draw:text-box>
        </draw:frame>
        <draw:frame draw:style-name="gr10" draw:text-style-name="P3" draw:layer="layout" svg:width="0.531cm" svg:height="0.471cm" svg:x="2.541cm" svg:y="9.38cm">
          <draw:text-box>
            <text:p text:style-name="P1"><text:span text:style-name="T2"><text:s/></text:span><text:span text:style-name="T2">4. </text:span></text:p>
          </draw:text-box>
        </draw:frame>
        <draw:frame draw:style-name="gr118" draw:text-style-name="P3" draw:layer="layout" svg:width="5.459cm" svg:height="0.471cm" svg:x="3.283cm" svg:y="9.38cm">
          <draw:text-box>
            <text:p text:style-name="P1"><text:span text:style-name="T3">By sending an HTTP request. </text:span></text:p>
          </draw:text-box>
        </draw:frame>
        <draw:frame draw:style-name="gr4" draw:text-style-name="P3" draw:layer="layout" svg:width="0.422cm" svg:height="0.471cm" svg:x="2.541cm" svg:y="9.86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0.351cm">
          <draw:text-box>
            <text:p text:style-name="P1"><text:span text:style-name="T3">Question 4: </text:span></text:p>
          </draw:text-box>
        </draw:frame>
        <draw:frame draw:style-name="gr119" draw:text-style-name="P3" draw:layer="layout" svg:width="13.235cm" svg:height="0.471cm" svg:x="2.541cm" svg:y="10.836cm">
          <draw:text-box>
            <text:p text:style-name="P1"><text:span text:style-name="T2">What happens after the browser </text:span><text:span text:style-name="T2">receives the HTTP response </text:span><text:span text:style-name="T2">from the server? </text:span></text:p>
          </draw:text-box>
        </draw:frame>
        <draw:frame draw:style-name="gr4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1.815cm">
          <draw:text-box>
            <text:p text:style-name="P1"><text:span text:style-name="T2"><text:s/></text:span><text:span text:style-name="T2">1. </text:span></text:p>
          </draw:text-box>
        </draw:frame>
        <draw:frame draw:style-name="gr120" draw:text-style-name="P9" draw:layer="layout" svg:width="8.702cm" svg:height="0.471cm" svg:x="3.283cm" svg:y="11.815cm">
          <draw:text-box>
            <text:p text:style-name="P8"><text:span text:style-name="T6">The browser processes and </text:span><text:span text:style-name="T6">renders the content. </text:span></text:p>
          </draw:text-box>
        </draw:frame>
        <draw:frame draw:style-name="gr10" draw:text-style-name="P3" draw:layer="layout" svg:width="0.531cm" svg:height="0.471cm" svg:x="2.541cm" svg:y="12.3cm">
          <draw:text-box>
            <text:p text:style-name="P1"><text:span text:style-name="T2"><text:s/></text:span><text:span text:style-name="T2">2. </text:span></text:p>
          </draw:text-box>
        </draw:frame>
        <draw:frame draw:style-name="gr121" draw:text-style-name="P3" draw:layer="layout" svg:width="6.902cm" svg:height="0.471cm" svg:x="3.283cm" svg:y="12.3cm">
          <draw:text-box>
            <text:p text:style-name="P1"><text:span text:style-name="T3">The browser performs a DNS </text:span><text:span text:style-name="T3">lookup. </text:span></text:p>
          </draw:text-box>
        </draw:frame>
        <draw:frame draw:style-name="gr10" draw:text-style-name="P3" draw:layer="layout" svg:width="0.531cm" svg:height="0.471cm" svg:x="2.541cm" svg:y="12.785cm">
          <draw:text-box>
            <text:p text:style-name="P1"><text:span text:style-name="T2"><text:s/></text:span><text:span text:style-name="T2">3. </text:span></text:p>
          </draw:text-box>
        </draw:frame>
        <draw:frame draw:style-name="gr122" draw:text-style-name="P3" draw:layer="layout" svg:width="7.821cm" svg:height="0.471cm" svg:x="3.283cm" svg:y="12.785cm">
          <draw:text-box>
            <text:p text:style-name="P1"><text:span text:style-name="T3">The browser sends another </text:span><text:span text:style-name="T3">HTTP request. </text:span></text:p>
          </draw:text-box>
        </draw:frame>
        <draw:frame draw:style-name="gr10" draw:text-style-name="P3" draw:layer="layout" svg:width="0.531cm" svg:height="0.471cm" svg:x="2.541cm" svg:y="13.271cm">
          <draw:text-box>
            <text:p text:style-name="P1"><text:span text:style-name="T2"><text:s/></text:span><text:span text:style-name="T2">4. </text:span></text:p>
          </draw:text-box>
        </draw:frame>
        <draw:frame draw:style-name="gr48" draw:text-style-name="P3" draw:layer="layout" svg:width="7.326cm" svg:height="0.471cm" svg:x="3.283cm" svg:y="13.271cm">
          <draw:text-box>
            <text:p text:style-name="P1"><text:span text:style-name="T3">The browser closes the TCP </text:span><text:span text:style-name="T3">connection. </text:span></text:p>
          </draw:text-box>
        </draw:frame>
        <draw:frame draw:style-name="gr4" draw:text-style-name="P3" draw:layer="layout" svg:width="0.422cm" svg:height="0.471cm" svg:x="2.541cm" svg:y="13.756cm">
          <draw:text-box>
            <text:p text:style-name="P1"><text:span text:style-name="T2"><text:s/></text:span></text:p>
          </draw:text-box>
        </draw:frame>
        <draw:frame draw:style-name="gr123" draw:text-style-name="P3" draw:layer="layout" svg:width="6.763cm" svg:height="0.471cm" svg:x="2.541cm" svg:y="14.25cm">
          <draw:text-box>
            <text:p text:style-name="P1"><text:span text:style-name="T3">Scenario 7: HTTP Request </text:span><text:span text:style-name="T3">Handling </text:span></text:p>
          </draw:text-box>
        </draw:frame>
        <draw:frame draw:style-name="gr4" draw:text-style-name="P3" draw:layer="layout" svg:width="0.422cm" svg:height="0.471cm" svg:x="2.541cm" svg:y="14.73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5.22cm">
          <draw:text-box>
            <text:p text:style-name="P1"><text:span text:style-name="T3">Question 1: </text:span></text:p>
          </draw:text-box>
        </draw:frame>
        <draw:frame draw:style-name="gr124" draw:text-style-name="P3" draw:layer="layout" svg:width="15.576cm" svg:height="0.471cm" svg:x="2.541cm" svg:y="15.705cm">
          <draw:text-box>
            <text:p text:style-name="P1"><text:span text:style-name="T2">Your web application is </text:span><text:span text:style-name="T2">experiencing slow response </text:span><text:span text:style-name="T2">times. What could be a potential </text:span><text:span text:style-name="T2">cause </text:span></text:p>
          </draw:text-box>
        </draw:frame>
        <draw:frame draw:style-name="gr125" draw:text-style-name="P3" draw:layer="layout" svg:width="10.7cm" svg:height="0.471cm" svg:x="2.541cm" svg:y="16.191cm">
          <draw:text-box>
            <text:p text:style-name="P1"><text:span text:style-name="T2">related to HTTP request </text:span><text:span text:style-name="T2">handling, and how can it be </text:span><text:span text:style-name="T2">resolved? </text:span></text:p>
          </draw:text-box>
        </draw:frame>
        <draw:frame draw:style-name="gr4" draw:text-style-name="P3" draw:layer="layout" svg:width="0.422cm" svg:height="0.471cm" svg:x="2.541cm" svg:y="16.68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7.17cm">
          <draw:text-box>
            <text:p text:style-name="P1"><text:span text:style-name="T2"><text:s/></text:span><text:span text:style-name="T2">1. </text:span></text:p>
          </draw:text-box>
        </draw:frame>
        <draw:frame draw:style-name="gr50" draw:text-style-name="P9" draw:layer="layout" svg:width="5.031cm" svg:height="0.471cm" svg:x="3.283cm" svg:y="17.17cm">
          <draw:text-box>
            <text:p text:style-name="P8"><text:span text:style-name="T6">Check for high server load. </text:span></text:p>
          </draw:text-box>
        </draw:frame>
        <draw:frame draw:style-name="gr10" draw:text-style-name="P3" draw:layer="layout" svg:width="0.531cm" svg:height="0.471cm" svg:x="2.541cm" svg:y="17.655cm">
          <draw:text-box>
            <text:p text:style-name="P1"><text:span text:style-name="T2"><text:s/></text:span><text:span text:style-name="T2">2. </text:span></text:p>
          </draw:text-box>
        </draw:frame>
        <draw:frame draw:style-name="gr126" draw:text-style-name="P3" draw:layer="layout" svg:width="5.408cm" svg:height="0.471cm" svg:x="3.283cm" svg:y="17.655cm">
          <draw:text-box>
            <text:p text:style-name="P1"><text:span text:style-name="T3">Inspect the DNS lookup time. </text:span></text:p>
          </draw:text-box>
        </draw:frame>
        <draw:frame draw:style-name="gr10" draw:text-style-name="P3" draw:layer="layout" svg:width="0.531cm" svg:height="0.471cm" svg:x="2.541cm" svg:y="18.14cm">
          <draw:text-box>
            <text:p text:style-name="P1"><text:span text:style-name="T2"><text:s/></text:span><text:span text:style-name="T2">3. </text:span></text:p>
          </draw:text-box>
        </draw:frame>
        <draw:frame draw:style-name="gr127" draw:text-style-name="P3" draw:layer="layout" svg:width="6.877cm" svg:height="0.471cm" svg:x="3.283cm" svg:y="18.14cm">
          <draw:text-box>
            <text:p text:style-name="P1"><text:span text:style-name="T3">Optimize the size of HTTP </text:span><text:span text:style-name="T3">responses. </text:span></text:p>
          </draw:text-box>
        </draw:frame>
        <draw:frame draw:style-name="gr10" draw:text-style-name="P3" draw:layer="layout" svg:width="0.531cm" svg:height="0.471cm" svg:x="2.541cm" svg:y="18.625cm">
          <draw:text-box>
            <text:p text:style-name="P1"><text:span text:style-name="T2"><text:s/></text:span><text:span text:style-name="T2">4. </text:span></text:p>
          </draw:text-box>
        </draw:frame>
        <draw:frame draw:style-name="gr128" draw:text-style-name="P3" draw:layer="layout" svg:width="5.535cm" svg:height="0.471cm" svg:x="3.283cm" svg:y="18.625cm">
          <draw:text-box>
            <text:p text:style-name="P1"><text:span text:style-name="T3">Verify browser cache settings. </text:span></text:p>
          </draw:text-box>
        </draw:frame>
        <draw:frame draw:style-name="gr4" draw:text-style-name="P3" draw:layer="layout" svg:width="0.422cm" svg:height="0.471cm" svg:x="2.541cm" svg:y="19.119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9.605cm">
          <draw:text-box>
            <text:p text:style-name="P1"><text:span text:style-name="T3">Question 2: </text:span></text:p>
          </draw:text-box>
        </draw:frame>
        <draw:frame draw:style-name="gr129" draw:text-style-name="P3" draw:layer="layout" svg:width="12.884cm" svg:height="0.471cm" svg:x="2.541cm" svg:y="20.09cm">
          <draw:text-box>
            <text:p text:style-name="P1"><text:span text:style-name="T2">In optimizing HTTP requests, </text:span><text:span text:style-name="T2">what is a good practice to reduce </text:span><text:span text:style-name="T2">load times? </text:span></text:p>
          </draw:text-box>
        </draw:frame>
        <draw:frame draw:style-name="gr4" draw:text-style-name="P3" draw:layer="layout" svg:width="0.422cm" svg:height="0.471cm" svg:x="2.541cm" svg:y="20.57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21.06cm">
          <draw:text-box>
            <text:p text:style-name="P1"><text:span text:style-name="T2"><text:s/></text:span><text:span text:style-name="T2">1. </text:span></text:p>
          </draw:text-box>
        </draw:frame>
        <draw:frame draw:style-name="gr130" draw:text-style-name="P3" draw:layer="layout" svg:width="6.399cm" svg:height="0.471cm" svg:x="3.283cm" svg:y="21.06cm">
          <draw:text-box>
            <text:p text:style-name="P1"><text:span text:style-name="T3">Increasing the number of </text:span><text:span text:style-name="T3">requests. </text:span></text:p>
          </draw:text-box>
        </draw:frame>
        <draw:frame draw:style-name="gr10" draw:text-style-name="P3" draw:layer="layout" svg:width="0.531cm" svg:height="0.471cm" svg:x="2.541cm" svg:y="21.554cm">
          <draw:text-box>
            <text:p text:style-name="P1"><text:span text:style-name="T2"><text:s/></text:span><text:span text:style-name="T2">2. </text:span></text:p>
          </draw:text-box>
        </draw:frame>
        <draw:frame draw:style-name="gr131" draw:text-style-name="P9" draw:layer="layout" svg:width="6.928cm" svg:height="0.471cm" svg:x="3.283cm" svg:y="21.554cm">
          <draw:text-box>
            <text:p text:style-name="P8"><text:span text:style-name="T6">Reducing the size of HTTP </text:span><text:span text:style-name="T6">responses. </text:span></text:p>
          </draw:text-box>
        </draw:frame>
        <draw:frame draw:style-name="gr10" draw:text-style-name="P3" draw:layer="layout" svg:width="0.531cm" svg:height="0.471cm" svg:x="2.541cm" svg:y="22.039cm">
          <draw:text-box>
            <text:p text:style-name="P1"><text:span text:style-name="T2"><text:s/></text:span><text:span text:style-name="T2">3. </text:span></text:p>
          </draw:text-box>
        </draw:frame>
        <draw:frame draw:style-name="gr132" draw:text-style-name="P3" draw:layer="layout" svg:width="5.01cm" svg:height="0.471cm" svg:x="3.283cm" svg:y="22.039cm">
          <draw:text-box>
            <text:p text:style-name="P1"><text:span text:style-name="T3">Disabling browser caching. </text:span></text:p>
          </draw:text-box>
        </draw:frame>
        <draw:frame draw:style-name="gr10" draw:text-style-name="P3" draw:layer="layout" svg:width="0.531cm" svg:height="0.471cm" svg:x="2.541cm" svg:y="22.525cm">
          <draw:text-box>
            <text:p text:style-name="P1"><text:span text:style-name="T2"><text:s/></text:span><text:span text:style-name="T2">4. </text:span></text:p>
          </draw:text-box>
        </draw:frame>
        <draw:frame draw:style-name="gr133" draw:text-style-name="P3" draw:layer="layout" svg:width="3.808cm" svg:height="0.471cm" svg:x="3.283cm" svg:y="22.525cm">
          <draw:text-box>
            <text:p text:style-name="P1"><text:span text:style-name="T3">Using larger images. </text:span></text:p>
          </draw:text-box>
        </draw:frame>
        <draw:frame draw:style-name="gr4" draw:text-style-name="P3" draw:layer="layout" svg:width="0.422cm" svg:height="0.471cm" svg:x="2.541cm" svg:y="23.0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3.49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3.98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6" draw:style-name="dp1" draw:master-page-name="master-page22">
        <draw:frame draw:style-name="gr6" draw:text-style-name="P3" draw:layer="layout" svg:width="2.186cm" svg:height="0.471cm" svg:x="2.541cm" svg:y="2.561cm">
          <draw:text-box>
            <text:p text:style-name="P1"><text:span text:style-name="T3">Question 3: </text:span></text:p>
          </draw:text-box>
        </draw:frame>
        <draw:frame draw:style-name="gr134" draw:text-style-name="P3" draw:layer="layout" svg:width="16.034cm" svg:height="0.471cm" svg:x="2.541cm" svg:y="3.046cm">
          <draw:text-box>
            <text:p text:style-name="P1"><text:span text:style-name="T2">If a web page is taking too long </text:span><text:span text:style-name="T2">to load due to multiple HTTP </text:span><text:span text:style-name="T2">requests, what technique can be </text:span></text:p>
          </draw:text-box>
        </draw:frame>
        <draw:frame draw:style-name="gr135" draw:text-style-name="P3" draw:layer="layout" svg:width="5.264cm" svg:height="0.471cm" svg:x="2.541cm" svg:y="3.531cm">
          <draw:text-box>
            <text:p text:style-name="P1"><text:span text:style-name="T2">used to improve performance? </text:span></text:p>
          </draw:text-box>
        </draw:frame>
        <draw:frame draw:style-name="gr4" draw:text-style-name="P3" draw:layer="layout" svg:width="0.422cm" svg:height="0.471cm" svg:x="2.541cm" svg:y="4.02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4.511cm">
          <draw:text-box>
            <text:p text:style-name="P1"><text:span text:style-name="T2"><text:s/></text:span><text:span text:style-name="T2">1. </text:span></text:p>
          </draw:text-box>
        </draw:frame>
        <draw:frame draw:style-name="gr136" draw:text-style-name="P9" draw:layer="layout" svg:width="8.575cm" svg:height="0.471cm" svg:x="3.283cm" svg:y="4.511cm">
          <draw:text-box>
            <text:p text:style-name="P8"><text:span text:style-name="T6">Minimizing HTTP requests by </text:span><text:span text:style-name="T6">combining files. </text:span></text:p>
          </draw:text-box>
        </draw:frame>
        <draw:frame draw:style-name="gr10" draw:text-style-name="P3" draw:layer="layout" svg:width="0.531cm" svg:height="0.471cm" svg:x="2.541cm" svg:y="4.996cm">
          <draw:text-box>
            <text:p text:style-name="P1"><text:span text:style-name="T2"><text:s/></text:span><text:span text:style-name="T2">2. </text:span></text:p>
          </draw:text-box>
        </draw:frame>
        <draw:frame draw:style-name="gr137" draw:text-style-name="P3" draw:layer="layout" svg:width="5.937cm" svg:height="0.471cm" svg:x="3.283cm" svg:y="4.996cm">
          <draw:text-box>
            <text:p text:style-name="P1"><text:span text:style-name="T3">Increasing server response </text:span><text:span text:style-name="T3">time. </text:span></text:p>
          </draw:text-box>
        </draw:frame>
        <draw:frame draw:style-name="gr10" draw:text-style-name="P3" draw:layer="layout" svg:width="0.531cm" svg:height="0.471cm" svg:x="2.541cm" svg:y="5.481cm">
          <draw:text-box>
            <text:p text:style-name="P1"><text:span text:style-name="T2"><text:s/></text:span><text:span text:style-name="T2">3. </text:span></text:p>
          </draw:text-box>
        </draw:frame>
        <draw:frame draw:style-name="gr138" draw:text-style-name="P3" draw:layer="layout" svg:width="6.102cm" svg:height="0.471cm" svg:x="3.283cm" svg:y="5.481cm">
          <draw:text-box>
            <text:p text:style-name="P1"><text:span text:style-name="T3">Using outdated web </text:span><text:span text:style-name="T3">technologies. </text:span></text:p>
          </draw:text-box>
        </draw:frame>
        <draw:frame draw:style-name="gr10" draw:text-style-name="P3" draw:layer="layout" svg:width="0.531cm" svg:height="0.471cm" svg:x="2.541cm" svg:y="5.966cm">
          <draw:text-box>
            <text:p text:style-name="P1"><text:span text:style-name="T2"><text:s/></text:span><text:span text:style-name="T2">4. </text:span></text:p>
          </draw:text-box>
        </draw:frame>
        <draw:frame draw:style-name="gr139" draw:text-style-name="P3" draw:layer="layout" svg:width="7.41cm" svg:height="0.471cm" svg:x="3.283cm" svg:y="5.966cm">
          <draw:text-box>
            <text:p text:style-name="P1"><text:span text:style-name="T3">Avoiding the use of CSS and </text:span><text:span text:style-name="T3">JavaScript. </text:span></text:p>
          </draw:text-box>
        </draw:frame>
        <draw:frame draw:style-name="gr4" draw:text-style-name="P3" draw:layer="layout" svg:width="0.422cm" svg:height="0.471cm" svg:x="2.541cm" svg:y="6.4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6.945cm">
          <draw:text-box>
            <text:p text:style-name="P1"><text:span text:style-name="T3">Question 4: </text:span></text:p>
          </draw:text-box>
        </draw:frame>
        <draw:frame draw:style-name="gr140" draw:text-style-name="P3" draw:layer="layout" svg:width="15.538cm" svg:height="0.471cm" svg:x="2.541cm" svg:y="7.431cm">
          <draw:text-box>
            <text:p text:style-name="P1"><text:span text:style-name="T2">How can HTTP response </text:span><text:span text:style-name="T2">caching help in improving the </text:span><text:span text:style-name="T2">performance of a web </text:span><text:span text:style-name="T2">application? </text:span></text:p>
          </draw:text-box>
        </draw:frame>
        <draw:frame draw:style-name="gr4" draw:text-style-name="P3" draw:layer="layout" svg:width="0.422cm" svg:height="0.471cm" svg:x="2.541cm" svg:y="7.916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8.401cm">
          <draw:text-box>
            <text:p text:style-name="P1"><text:span text:style-name="T2"><text:s/></text:span><text:span text:style-name="T2">1. </text:span></text:p>
          </draw:text-box>
        </draw:frame>
        <draw:frame draw:style-name="gr141" draw:text-style-name="P3" draw:layer="layout" svg:width="4.341cm" svg:height="0.471cm" svg:x="3.283cm" svg:y="8.401cm">
          <draw:text-box>
            <text:p text:style-name="P1"><text:span text:style-name="T3">By encrypting the data. </text:span></text:p>
          </draw:text-box>
        </draw:frame>
        <draw:frame draw:style-name="gr10" draw:text-style-name="P3" draw:layer="layout" svg:width="0.531cm" svg:height="0.471cm" svg:x="2.541cm" svg:y="8.895cm">
          <draw:text-box>
            <text:p text:style-name="P1"><text:span text:style-name="T2"><text:s/></text:span><text:span text:style-name="T2">2. </text:span></text:p>
          </draw:text-box>
        </draw:frame>
        <draw:frame draw:style-name="gr142" draw:text-style-name="P9" draw:layer="layout" svg:width="9.193cm" svg:height="0.471cm" svg:x="3.283cm" svg:y="8.895cm">
          <draw:text-box>
            <text:p text:style-name="P8"><text:span text:style-name="T6">By storing copies of frequently </text:span><text:span text:style-name="T6">accessed resources. </text:span></text:p>
          </draw:text-box>
        </draw:frame>
        <draw:frame draw:style-name="gr10" draw:text-style-name="P3" draw:layer="layout" svg:width="0.531cm" svg:height="0.471cm" svg:x="2.541cm" svg:y="9.38cm">
          <draw:text-box>
            <text:p text:style-name="P1"><text:span text:style-name="T2"><text:s/></text:span><text:span text:style-name="T2">3. </text:span></text:p>
          </draw:text-box>
        </draw:frame>
        <draw:frame draw:style-name="gr143" draw:text-style-name="P3" draw:layer="layout" svg:width="5.196cm" svg:height="0.471cm" svg:x="3.283cm" svg:y="9.38cm">
          <draw:text-box>
            <text:p text:style-name="P1"><text:span text:style-name="T3">By reducing the server load. </text:span></text:p>
          </draw:text-box>
        </draw:frame>
        <draw:frame draw:style-name="gr10" draw:text-style-name="P3" draw:layer="layout" svg:width="0.531cm" svg:height="0.471cm" svg:x="2.541cm" svg:y="9.865cm">
          <draw:text-box>
            <text:p text:style-name="P1"><text:span text:style-name="T2"><text:s/></text:span><text:span text:style-name="T2">4. </text:span></text:p>
          </draw:text-box>
        </draw:frame>
        <draw:frame draw:style-name="gr144" draw:text-style-name="P3" draw:layer="layout" svg:width="7.669cm" svg:height="0.471cm" svg:x="3.283cm" svg:y="9.865cm">
          <draw:text-box>
            <text:p text:style-name="P1"><text:span text:style-name="T3">By increasing the size of HTTP </text:span><text:span text:style-name="T3">responses. </text:span></text:p>
          </draw:text-box>
        </draw:frame>
        <draw:frame draw:style-name="gr4" draw:text-style-name="P3" draw:layer="layout" svg:width="0.422cm" svg:height="0.471cm" svg:x="2.541cm" svg:y="10.351cm">
          <draw:text-box>
            <text:p text:style-name="P1"><text:span text:style-name="T2"><text:s/></text:span></text:p>
          </draw:text-box>
        </draw:frame>
        <draw:frame draw:style-name="gr145" draw:text-style-name="P3" draw:layer="layout" svg:width="5.869cm" svg:height="0.471cm" svg:x="2.541cm" svg:y="10.836cm">
          <draw:text-box>
            <text:p text:style-name="P1"><text:span text:style-name="T3">Scenario 8: Evolution of </text:span><text:span text:style-name="T3">HTML </text:span></text:p>
          </draw:text-box>
        </draw:frame>
        <draw:frame draw:style-name="gr4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1.815cm">
          <draw:text-box>
            <text:p text:style-name="P1"><text:span text:style-name="T3">Question 1: </text:span></text:p>
          </draw:text-box>
        </draw:frame>
        <draw:frame draw:style-name="gr146" draw:text-style-name="P3" draw:layer="layout" svg:width="15.72cm" svg:height="0.471cm" svg:x="2.541cm" svg:y="12.3cm">
          <draw:text-box>
            <text:p text:style-name="P1"><text:span text:style-name="T2">You are tasked with updating an </text:span><text:span text:style-name="T2">old website that uses HTML 2.0. </text:span><text:span text:style-name="T2">How has HTML evolved, </text:span></text:p>
          </draw:text-box>
        </draw:frame>
        <draw:frame draw:style-name="gr147" draw:text-style-name="P3" draw:layer="layout" svg:width="15.822cm" svg:height="0.471cm" svg:x="2.541cm" svg:y="12.785cm">
          <draw:text-box>
            <text:p text:style-name="P1"><text:span text:style-name="T2">and what are some key features </text:span><text:span text:style-name="T2">in the latest version that you can </text:span><text:span text:style-name="T2">use to enhance the website? </text:span></text:p>
          </draw:text-box>
        </draw:frame>
        <draw:frame draw:style-name="gr4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148" draw:text-style-name="P3" draw:layer="layout" svg:width="6.068cm" svg:height="0.471cm" svg:x="3.283cm" svg:y="13.756cm">
          <draw:text-box>
            <text:p text:style-name="P1"><text:span text:style-name="T3">Support for CSS and </text:span><text:span text:style-name="T3">JavaScript. </text:span></text:p>
          </draw:text-box>
        </draw:frame>
        <draw:frame draw:style-name="gr10" draw:text-style-name="P3" draw:layer="layout" svg:width="0.531cm" svg:height="0.471cm" svg:x="2.541cm" svg:y="14.25cm">
          <draw:text-box>
            <text:p text:style-name="P1"><text:span text:style-name="T2"><text:s/></text:span><text:span text:style-name="T2">2. </text:span></text:p>
          </draw:text-box>
        </draw:frame>
        <draw:frame draw:style-name="gr149" draw:text-style-name="P9" draw:layer="layout" svg:width="8.879cm" svg:height="0.471cm" svg:x="3.283cm" svg:y="14.25cm">
          <draw:text-box>
            <text:p text:style-name="P8"><text:span text:style-name="T6">New semantic elements and </text:span><text:span text:style-name="T6">multimedia support. </text:span></text:p>
          </draw:text-box>
        </draw:frame>
        <draw:frame draw:style-name="gr10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50" draw:text-style-name="P3" draw:layer="layout" svg:width="5.031cm" svg:height="0.471cm" svg:x="3.283cm" svg:y="14.735cm">
          <draw:text-box>
            <text:p text:style-name="P1"><text:span text:style-name="T3">Integration with databases. </text:span></text:p>
          </draw:text-box>
        </draw:frame>
        <draw:frame draw:style-name="gr10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150" draw:text-style-name="P3" draw:layer="layout" svg:width="5.785cm" svg:height="0.471cm" svg:x="3.283cm" svg:y="15.22cm">
          <draw:text-box>
            <text:p text:style-name="P1"><text:span text:style-name="T3">Improved server-side </text:span><text:span text:style-name="T3">scripting. </text:span></text:p>
          </draw:text-box>
        </draw:frame>
        <draw:frame draw:style-name="gr4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6.191cm">
          <draw:text-box>
            <text:p text:style-name="P1"><text:span text:style-name="T3">Question 2: </text:span></text:p>
          </draw:text-box>
        </draw:frame>
        <draw:frame draw:style-name="gr151" draw:text-style-name="P3" draw:layer="layout" svg:width="9.641cm" svg:height="0.471cm" svg:x="2.541cm" svg:y="16.685cm">
          <draw:text-box>
            <text:p text:style-name="P1"><text:span text:style-name="T2">What is the primary use of </text:span><text:span text:style-name="T2">HTML in web development? </text:span></text:p>
          </draw:text-box>
        </draw:frame>
        <draw:frame draw:style-name="gr4" draw:text-style-name="P3" draw:layer="layout" svg:width="0.422cm" svg:height="0.471cm" svg:x="2.541cm" svg:y="17.17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7.655cm">
          <draw:text-box>
            <text:p text:style-name="P1"><text:span text:style-name="T2"><text:s/></text:span><text:span text:style-name="T2">1. </text:span></text:p>
          </draw:text-box>
        </draw:frame>
        <draw:frame draw:style-name="gr152" draw:text-style-name="P3" draw:layer="layout" svg:width="6.221cm" svg:height="0.471cm" svg:x="3.283cm" svg:y="17.655cm">
          <draw:text-box>
            <text:p text:style-name="P1"><text:span text:style-name="T3">To add interactivity to web </text:span><text:span text:style-name="T3">pages. </text:span></text:p>
          </draw:text-box>
        </draw:frame>
        <draw:frame draw:style-name="gr10" draw:text-style-name="P3" draw:layer="layout" svg:width="0.531cm" svg:height="0.471cm" svg:x="2.541cm" svg:y="18.14cm">
          <draw:text-box>
            <text:p text:style-name="P1"><text:span text:style-name="T2"><text:s/></text:span><text:span text:style-name="T2">2. </text:span></text:p>
          </draw:text-box>
        </draw:frame>
        <draw:frame draw:style-name="gr153" draw:text-style-name="P3" draw:layer="layout" svg:width="5.725cm" svg:height="0.471cm" svg:x="3.283cm" svg:y="18.14cm">
          <draw:text-box>
            <text:p text:style-name="P1"><text:span text:style-name="T3">To style and format web pages. </text:span></text:p>
          </draw:text-box>
        </draw:frame>
        <draw:frame draw:style-name="gr10" draw:text-style-name="P3" draw:layer="layout" svg:width="0.531cm" svg:height="0.471cm" svg:x="2.541cm" svg:y="18.625cm">
          <draw:text-box>
            <text:p text:style-name="P1"><text:span text:style-name="T2"><text:s/></text:span><text:span text:style-name="T2">3. </text:span></text:p>
          </draw:text-box>
        </draw:frame>
        <draw:frame draw:style-name="gr154" draw:text-style-name="P9" draw:layer="layout" svg:width="5.713cm" svg:height="0.471cm" svg:x="3.283cm" svg:y="18.625cm">
          <draw:text-box>
            <text:p text:style-name="P8"><text:span text:style-name="T6">To structure web page content. </text:span></text:p>
          </draw:text-box>
        </draw:frame>
        <draw:frame draw:style-name="gr10" draw:text-style-name="P3" draw:layer="layout" svg:width="0.531cm" svg:height="0.471cm" svg:x="2.541cm" svg:y="19.119cm">
          <draw:text-box>
            <text:p text:style-name="P1"><text:span text:style-name="T2"><text:s/></text:span><text:span text:style-name="T2">4. </text:span></text:p>
          </draw:text-box>
        </draw:frame>
        <draw:frame draw:style-name="gr155" draw:text-style-name="P3" draw:layer="layout" svg:width="4.091cm" svg:height="0.471cm" svg:x="3.283cm" svg:y="19.119cm">
          <draw:text-box>
            <text:p text:style-name="P1"><text:span text:style-name="T3">To manage databases. </text:span></text:p>
          </draw:text-box>
        </draw:frame>
        <draw:frame draw:style-name="gr4" draw:text-style-name="P3" draw:layer="layout" svg:width="0.422cm" svg:height="0.471cm" svg:x="2.541cm" svg:y="19.60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20.09cm">
          <draw:text-box>
            <text:p text:style-name="P1"><text:span text:style-name="T3">Question 3: </text:span></text:p>
          </draw:text-box>
        </draw:frame>
        <draw:frame draw:style-name="gr156" draw:text-style-name="P3" draw:layer="layout" svg:width="15.856cm" svg:height="0.471cm" svg:x="2.541cm" svg:y="20.575cm">
          <draw:text-box>
            <text:p text:style-name="P1"><text:span text:style-name="T2">Which of the following versions </text:span><text:span text:style-name="T2">of HTML introduced new </text:span><text:span text:style-name="T2">semantic elements like </text:span><text:span text:style-name="T2">&lt;header&gt;, </text:span></text:p>
          </draw:text-box>
        </draw:frame>
        <draw:frame draw:style-name="gr18" draw:text-style-name="P3" draw:layer="layout" svg:width="4.244cm" svg:height="0.471cm" svg:x="2.541cm" svg:y="21.06cm">
          <draw:text-box>
            <text:p text:style-name="P1"><text:span text:style-name="T2">&lt;footer&gt;, and &lt;article&gt;? </text:span></text:p>
          </draw:text-box>
        </draw:frame>
        <draw:frame draw:style-name="gr4" draw:text-style-name="P3" draw:layer="layout" svg:width="0.422cm" svg:height="0.471cm" svg:x="2.541cm" svg:y="21.554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22.039cm">
          <draw:text-box>
            <text:p text:style-name="P1"><text:span text:style-name="T2"><text:s/></text:span><text:span text:style-name="T2">1. </text:span></text:p>
          </draw:text-box>
        </draw:frame>
        <draw:frame draw:style-name="gr157" draw:text-style-name="P3" draw:layer="layout" svg:width="2.034cm" svg:height="0.471cm" svg:x="3.283cm" svg:y="22.039cm">
          <draw:text-box>
            <text:p text:style-name="P1"><text:span text:style-name="T3">HTML 2.0 </text:span></text:p>
          </draw:text-box>
        </draw:frame>
        <draw:frame draw:style-name="gr10" draw:text-style-name="P3" draw:layer="layout" svg:width="0.531cm" svg:height="0.471cm" svg:x="2.541cm" svg:y="22.525cm">
          <draw:text-box>
            <text:p text:style-name="P1"><text:span text:style-name="T2"><text:s/></text:span><text:span text:style-name="T2">2. </text:span></text:p>
          </draw:text-box>
        </draw:frame>
        <draw:frame draw:style-name="gr157" draw:text-style-name="P9" draw:layer="layout" svg:width="2.034cm" svg:height="0.471cm" svg:x="3.283cm" svg:y="22.525cm">
          <draw:text-box>
            <text:p text:style-name="P8"><text:span text:style-name="T6">HTML 3.2 </text:span></text:p>
          </draw:text-box>
        </draw:frame>
        <draw:frame draw:style-name="gr10" draw:text-style-name="P3" draw:layer="layout" svg:width="0.531cm" svg:height="0.471cm" svg:x="2.541cm" svg:y="23.01cm">
          <draw:text-box>
            <text:p text:style-name="P1"><text:span text:style-name="T2"><text:s/></text:span><text:span text:style-name="T2">3. </text:span></text:p>
          </draw:text-box>
        </draw:frame>
        <draw:frame draw:style-name="gr158" draw:text-style-name="P3" draw:layer="layout" svg:width="2.246cm" svg:height="0.471cm" svg:x="3.283cm" svg:y="23.01cm">
          <draw:text-box>
            <text:p text:style-name="P1"><text:span text:style-name="T3">HTML 4.01 </text:span></text:p>
          </draw:text-box>
        </draw:frame>
        <draw:frame draw:style-name="gr10" draw:text-style-name="P3" draw:layer="layout" svg:width="0.531cm" svg:height="0.471cm" svg:x="2.541cm" svg:y="23.495cm">
          <draw:text-box>
            <text:p text:style-name="P1"><text:span text:style-name="T2"><text:s/></text:span><text:span text:style-name="T2">4. </text:span></text:p>
          </draw:text-box>
        </draw:frame>
        <draw:frame draw:style-name="gr159" draw:text-style-name="P3" draw:layer="layout" svg:width="1.611cm" svg:height="0.471cm" svg:x="3.283cm" svg:y="23.495cm">
          <draw:text-box>
            <text:p text:style-name="P1"><text:span text:style-name="T3">HTML5 </text:span></text:p>
          </draw:text-box>
        </draw:frame>
        <draw:frame draw:style-name="gr4" draw:text-style-name="P3" draw:layer="layout" svg:width="0.422cm" svg:height="0.471cm" svg:x="2.541cm" svg:y="23.98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7" draw:style-name="dp1" draw:master-page-name="master-page22">
        <draw:frame draw:style-name="gr6" draw:text-style-name="P3" draw:layer="layout" svg:width="2.186cm" svg:height="0.471cm" svg:x="2.541cm" svg:y="2.561cm">
          <draw:text-box>
            <text:p text:style-name="P1"><text:span text:style-name="T3">Question 4: </text:span></text:p>
          </draw:text-box>
        </draw:frame>
        <draw:frame draw:style-name="gr160" draw:text-style-name="P3" draw:layer="layout" svg:width="9.239cm" svg:height="0.471cm" svg:x="2.541cm" svg:y="3.046cm">
          <draw:text-box>
            <text:p text:style-name="P1"><text:span text:style-name="T2">What is the role of CSS when </text:span><text:span text:style-name="T2">used alongside HTML? </text:span></text:p>
          </draw:text-box>
        </draw:frame>
        <draw:frame draw:style-name="gr4" draw:text-style-name="P3" draw:layer="layout" svg:width="0.422cm" svg:height="0.471cm" svg:x="2.541cm" svg:y="3.531cm">
          <draw:text-box>
            <text:p text:style-name="P1"><text:span text:style-name="T2"><text:s/></text:span></text:p>
          </draw:text-box>
        </draw:frame>
        <draw:frame draw:style-name="gr161" draw:text-style-name="P3" draw:layer="layout" svg:width="7.537cm" svg:height="0.471cm" svg:x="2.541cm" svg:y="4.025cm">
          <draw:text-box>
            <text:p text:style-name="P1"><text:span text:style-name="T2">1. <text:s/></text:span><text:span text:style-name="T3">To structure the content of </text:span><text:span text:style-name="T3">web pages. </text:span></text:p>
          </draw:text-box>
        </draw:frame>
        <draw:frame draw:style-name="gr162" draw:text-style-name="P9" draw:layer="layout" svg:width="11.076cm" svg:height="0.471cm" svg:x="2.541cm" svg:y="4.511cm">
          <draw:text-box>
            <text:p text:style-name="P8"><text:span text:style-name="T7">2. <text:s/></text:span><text:span text:style-name="T6">To control the layout, style, </text:span><text:span text:style-name="T6">and appearance of web pages. </text:span></text:p>
          </draw:text-box>
        </draw:frame>
        <draw:frame draw:style-name="gr163" draw:text-style-name="P3" draw:layer="layout" svg:width="9.091cm" svg:height="0.471cm" svg:x="2.541cm" svg:y="4.996cm">
          <draw:text-box>
            <text:p text:style-name="P1"><text:span text:style-name="T2">3. <text:s/></text:span><text:span text:style-name="T3">To add server-side </text:span><text:span text:style-name="T3">functionality to the website. </text:span></text:p>
          </draw:text-box>
        </draw:frame>
        <draw:frame draw:style-name="gr164" draw:text-style-name="P3" draw:layer="layout" svg:width="9.006cm" svg:height="0.471cm" svg:x="2.541cm" svg:y="5.481cm">
          <draw:text-box>
            <text:p text:style-name="P1"><text:span text:style-name="T2">4. <text:s/></text:span><text:span text:style-name="T3">To manage user </text:span><text:span text:style-name="T3">interactions on the client side. </text:span></text:p>
          </draw:text-box>
        </draw:frame>
        <draw:frame draw:style-name="gr4" draw:text-style-name="P3" draw:layer="layout" svg:width="0.422cm" svg:height="0.471cm" svg:x="2.541cm" svg:y="5.966cm">
          <draw:text-box>
            <text:p text:style-name="P1"><text:span text:style-name="T2"><text:s/></text:span></text:p>
          </draw:text-box>
        </draw:frame>
        <draw:frame draw:style-name="gr165" draw:text-style-name="P3" draw:layer="layout" svg:width="6.585cm" svg:height="0.471cm" svg:x="2.541cm" svg:y="6.46cm">
          <draw:text-box>
            <text:p text:style-name="P1"><text:span text:style-name="T3">Scenario 9: Front-End </text:span><text:span text:style-name="T3">Frameworks </text:span></text:p>
          </draw:text-box>
        </draw:frame>
        <draw:frame draw:style-name="gr4" draw:text-style-name="P3" draw:layer="layout" svg:width="0.422cm" svg:height="0.471cm" svg:x="2.541cm" svg:y="6.94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7.431cm">
          <draw:text-box>
            <text:p text:style-name="P1"><text:span text:style-name="T3">Question 1: </text:span></text:p>
          </draw:text-box>
        </draw:frame>
        <draw:frame draw:style-name="gr166" draw:text-style-name="P3" draw:layer="layout" svg:width="16.516cm" svg:height="0.471cm" svg:x="2.541cm" svg:y="7.916cm">
          <draw:text-box>
            <text:p text:style-name="P1"><text:span text:style-name="T2">Your <text:s/>team <text:s/>needs <text:s/>to <text:s/>choose <text:s/>a <text:s/></text:span><text:span text:style-name="T2">front-end <text:s/>framework <text:s/>for <text:s/>a <text:s/></text:span><text:span text:style-name="T2">new <text:s/>project <text:s/>focused <text:s/>on <text:s/></text:span><text:span text:style-name="T2">creating </text:span></text:p>
          </draw:text-box>
        </draw:frame>
        <draw:frame draw:style-name="gr107" draw:text-style-name="P3" draw:layer="layout" svg:width="15.894cm" svg:height="0.471cm" svg:x="2.541cm" svg:y="8.401cm">
          <draw:text-box>
            <text:p text:style-name="P1"><text:span text:style-name="T2">dynamic and interactive user </text:span><text:span text:style-name="T2">interfaces. Which framework </text:span><text:span text:style-name="T2">would you recommend, and </text:span><text:span text:style-name="T2">why? </text:span></text:p>
          </draw:text-box>
        </draw:frame>
        <draw:frame draw:style-name="gr4" draw:text-style-name="P3" draw:layer="layout" svg:width="0.422cm" svg:height="0.471cm" svg:x="2.541cm" svg:y="8.89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9.38cm">
          <draw:text-box>
            <text:p text:style-name="P1"><text:span text:style-name="T2"><text:s/></text:span><text:span text:style-name="T2">1. </text:span></text:p>
          </draw:text-box>
        </draw:frame>
        <draw:frame draw:style-name="gr12" draw:text-style-name="P3" draw:layer="layout" svg:width="1.458cm" svg:height="0.471cm" svg:x="3.283cm" svg:y="9.38cm">
          <draw:text-box>
            <text:p text:style-name="P1"><text:span text:style-name="T3">Node.js </text:span></text:p>
          </draw:text-box>
        </draw:frame>
        <draw:frame draw:style-name="gr10" draw:text-style-name="P3" draw:layer="layout" svg:width="0.531cm" svg:height="0.471cm" svg:x="2.541cm" svg:y="9.865cm">
          <draw:text-box>
            <text:p text:style-name="P1"><text:span text:style-name="T2"><text:s/></text:span><text:span text:style-name="T2">2. </text:span></text:p>
          </draw:text-box>
        </draw:frame>
        <draw:frame draw:style-name="gr11" draw:text-style-name="P3" draw:layer="layout" svg:width="1.551cm" svg:height="0.471cm" svg:x="3.283cm" svg:y="9.865cm">
          <draw:text-box>
            <text:p text:style-name="P1"><text:span text:style-name="T3">React.js </text:span></text:p>
          </draw:text-box>
        </draw:frame>
        <draw:frame draw:style-name="gr10" draw:text-style-name="P3" draw:layer="layout" svg:width="0.531cm" svg:height="0.471cm" svg:x="2.541cm" svg:y="10.351cm">
          <draw:text-box>
            <text:p text:style-name="P1"><text:span text:style-name="T2"><text:s/></text:span><text:span text:style-name="T2">3. </text:span></text:p>
          </draw:text-box>
        </draw:frame>
        <draw:frame draw:style-name="gr13" draw:text-style-name="P3" draw:layer="layout" svg:width="1.424cm" svg:height="0.471cm" svg:x="3.283cm" svg:y="10.351cm">
          <draw:text-box>
            <text:p text:style-name="P1"><text:span text:style-name="T3">Django </text:span></text:p>
          </draw:text-box>
        </draw:frame>
        <draw:frame draw:style-name="gr10" draw:text-style-name="P3" draw:layer="layout" svg:width="0.531cm" svg:height="0.471cm" svg:x="2.541cm" svg:y="10.836cm">
          <draw:text-box>
            <text:p text:style-name="P1"><text:span text:style-name="T2"><text:s/></text:span><text:span text:style-name="T2">4. </text:span></text:p>
          </draw:text-box>
        </draw:frame>
        <draw:frame draw:style-name="gr167" draw:text-style-name="P9" draw:layer="layout" svg:width="1.539cm" svg:height="0.471cm" svg:x="3.283cm" svg:y="10.836cm">
          <draw:text-box>
            <text:p text:style-name="P8"><text:span text:style-name="T6">Express </text:span></text:p>
          </draw:text-box>
        </draw:frame>
        <draw:frame draw:style-name="gr4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1.815cm">
          <draw:text-box>
            <text:p text:style-name="P1"><text:span text:style-name="T3">Question 2: </text:span></text:p>
          </draw:text-box>
        </draw:frame>
        <draw:frame draw:style-name="gr168" draw:text-style-name="P3" draw:layer="layout" svg:width="16.423cm" svg:height="0.471cm" svg:x="2.541cm" svg:y="12.3cm">
          <draw:text-box>
            <text:p text:style-name="P1"><text:span text:style-name="T2">Which <text:s/>of <text:s/>the <text:s/>following <text:s/></text:span><text:span text:style-name="T2">frameworks <text:s/>is <text:s/>most <text:s/>commonly </text:span><text:span text:style-name="T2"><text:s/>used <text:s/>for <text:s/>building <text:s/>responsive <text:s/></text:span><text:span text:style-name="T2">web </text:span></text:p>
          </draw:text-box>
        </draw:frame>
        <draw:frame draw:style-name="gr169" draw:text-style-name="P3" draw:layer="layout" svg:width="1.564cm" svg:height="0.471cm" svg:x="2.541cm" svg:y="12.785cm">
          <draw:text-box>
            <text:p text:style-name="P1"><text:span text:style-name="T2">designs? </text:span></text:p>
          </draw:text-box>
        </draw:frame>
        <draw:frame draw:style-name="gr4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14" draw:text-style-name="P3" draw:layer="layout" svg:width="1.894cm" svg:height="0.471cm" svg:x="3.283cm" svg:y="13.756cm">
          <draw:text-box>
            <text:p text:style-name="P1"><text:span text:style-name="T3">Bootstrap </text:span></text:p>
          </draw:text-box>
        </draw:frame>
        <draw:frame draw:style-name="gr10" draw:text-style-name="P3" draw:layer="layout" svg:width="0.531cm" svg:height="0.471cm" svg:x="2.541cm" svg:y="14.25cm">
          <draw:text-box>
            <text:p text:style-name="P1"><text:span text:style-name="T2"><text:s/></text:span><text:span text:style-name="T2">2. </text:span></text:p>
          </draw:text-box>
        </draw:frame>
        <draw:frame draw:style-name="gr11" draw:text-style-name="P9" draw:layer="layout" svg:width="1.551cm" svg:height="0.471cm" svg:x="3.283cm" svg:y="14.25cm">
          <draw:text-box>
            <text:p text:style-name="P8"><text:span text:style-name="T6">React.js </text:span></text:p>
          </draw:text-box>
        </draw:frame>
        <draw:frame draw:style-name="gr10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170" draw:text-style-name="P3" draw:layer="layout" svg:width="2.021cm" svg:height="0.471cm" svg:x="3.283cm" svg:y="14.735cm">
          <draw:text-box>
            <text:p text:style-name="P1"><text:span text:style-name="T3">Angular.js </text:span></text:p>
          </draw:text-box>
        </draw:frame>
        <draw:frame draw:style-name="gr10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25" draw:text-style-name="P3" draw:layer="layout" svg:width="1.399cm" svg:height="0.471cm" svg:x="3.283cm" svg:y="15.22cm">
          <draw:text-box>
            <text:p text:style-name="P1"><text:span text:style-name="T3">jQuery </text:span></text:p>
          </draw:text-box>
        </draw:frame>
        <draw:frame draw:style-name="gr4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6.191cm">
          <draw:text-box>
            <text:p text:style-name="P1"><text:span text:style-name="T3">Question 3: </text:span></text:p>
          </draw:text-box>
        </draw:frame>
        <draw:frame draw:style-name="gr171" draw:text-style-name="P3" draw:layer="layout" svg:width="16.343cm" svg:height="0.471cm" svg:x="2.541cm" svg:y="16.685cm">
          <draw:text-box>
            <text:p text:style-name="P1"><text:span text:style-name="T2">In <text:s/>the <text:s/>context <text:s/>of <text:s/>front-end <text:s/></text:span><text:span text:style-name="T2">development, <text:s/>which <text:s/>library <text:s/></text:span><text:span text:style-name="T2">would <text:s/>you <text:s/>use <text:s/>to <text:s/>simplify <text:s/></text:span><text:span text:style-name="T2">DOM </text:span></text:p>
          </draw:text-box>
        </draw:frame>
        <draw:frame draw:style-name="gr172" draw:text-style-name="P3" draw:layer="layout" svg:width="2.529cm" svg:height="0.471cm" svg:x="2.541cm" svg:y="17.17cm">
          <draw:text-box>
            <text:p text:style-name="P1"><text:span text:style-name="T2">manipulation? </text:span></text:p>
          </draw:text-box>
        </draw:frame>
        <draw:frame draw:style-name="gr4" draw:text-style-name="P3" draw:layer="layout" svg:width="0.422cm" svg:height="0.471cm" svg:x="2.541cm" svg:y="17.65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8.14cm">
          <draw:text-box>
            <text:p text:style-name="P1"><text:span text:style-name="T2"><text:s/></text:span><text:span text:style-name="T2">1. </text:span></text:p>
          </draw:text-box>
        </draw:frame>
        <draw:frame draw:style-name="gr11" draw:text-style-name="P3" draw:layer="layout" svg:width="1.551cm" svg:height="0.471cm" svg:x="3.283cm" svg:y="18.14cm">
          <draw:text-box>
            <text:p text:style-name="P1"><text:span text:style-name="T3">React.js </text:span></text:p>
          </draw:text-box>
        </draw:frame>
        <draw:frame draw:style-name="gr10" draw:text-style-name="P3" draw:layer="layout" svg:width="0.531cm" svg:height="0.471cm" svg:x="2.541cm" svg:y="18.625cm">
          <draw:text-box>
            <text:p text:style-name="P1"><text:span text:style-name="T2"><text:s/></text:span><text:span text:style-name="T2">2. </text:span></text:p>
          </draw:text-box>
        </draw:frame>
        <draw:frame draw:style-name="gr173" draw:text-style-name="P9" draw:layer="layout" svg:width="1.247cm" svg:height="0.471cm" svg:x="3.283cm" svg:y="18.625cm">
          <draw:text-box>
            <text:p text:style-name="P8"><text:span text:style-name="T6">Vue.js </text:span></text:p>
          </draw:text-box>
        </draw:frame>
        <draw:frame draw:style-name="gr10" draw:text-style-name="P3" draw:layer="layout" svg:width="0.531cm" svg:height="0.471cm" svg:x="2.541cm" svg:y="19.119cm">
          <draw:text-box>
            <text:p text:style-name="P1"><text:span text:style-name="T2"><text:s/></text:span><text:span text:style-name="T2">3. </text:span></text:p>
          </draw:text-box>
        </draw:frame>
        <draw:frame draw:style-name="gr25" draw:text-style-name="P3" draw:layer="layout" svg:width="1.399cm" svg:height="0.471cm" svg:x="3.283cm" svg:y="19.119cm">
          <draw:text-box>
            <text:p text:style-name="P1"><text:span text:style-name="T3">jQuery </text:span></text:p>
          </draw:text-box>
        </draw:frame>
        <draw:frame draw:style-name="gr10" draw:text-style-name="P3" draw:layer="layout" svg:width="0.531cm" svg:height="0.471cm" svg:x="2.541cm" svg:y="19.605cm">
          <draw:text-box>
            <text:p text:style-name="P1"><text:span text:style-name="T2"><text:s/></text:span><text:span text:style-name="T2">4. </text:span></text:p>
          </draw:text-box>
        </draw:frame>
        <draw:frame draw:style-name="gr174" draw:text-style-name="P3" draw:layer="layout" svg:width="1.763cm" svg:height="0.471cm" svg:x="3.283cm" svg:y="19.605cm">
          <draw:text-box>
            <text:p text:style-name="P1"><text:span text:style-name="T3">Ember.js </text:span></text:p>
          </draw:text-box>
        </draw:frame>
        <draw:frame draw:style-name="gr4" draw:text-style-name="P3" draw:layer="layout" svg:width="0.422cm" svg:height="0.471cm" svg:x="2.541cm" svg:y="20.09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20.575cm">
          <draw:text-box>
            <text:p text:style-name="P1"><text:span text:style-name="T3">Question 4: </text:span></text:p>
          </draw:text-box>
        </draw:frame>
        <draw:frame draw:style-name="gr175" draw:text-style-name="P3" draw:layer="layout" svg:width="16.127cm" svg:height="0.471cm" svg:x="2.541cm" svg:y="21.06cm">
          <draw:text-box>
            <text:p text:style-name="P1"><text:span text:style-name="T2">For <text:s/>a <text:s/>project <text:s/>requiring <text:s/>a <text:s/>lot <text:s/></text:span><text:span text:style-name="T2">of <text:s/>real-time <text:s/>updates <text:s/>to <text:s/>the <text:s/></text:span><text:span text:style-name="T2">user <text:s/>interface, <text:s/>which <text:s/>front-end </text:span></text:p>
          </draw:text-box>
        </draw:frame>
        <draw:frame draw:style-name="gr176" draw:text-style-name="P3" draw:layer="layout" svg:width="6.162cm" svg:height="0.471cm" svg:x="2.541cm" svg:y="21.554cm">
          <draw:text-box>
            <text:p text:style-name="P1"><text:span text:style-name="T2">framework would you </text:span><text:span text:style-name="T2">recommend? </text:span></text:p>
          </draw:text-box>
        </draw:frame>
        <draw:frame draw:style-name="gr4" draw:text-style-name="P3" draw:layer="layout" svg:width="0.422cm" svg:height="0.471cm" svg:x="2.541cm" svg:y="22.039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22.525cm">
          <draw:text-box>
            <text:p text:style-name="P1"><text:span text:style-name="T2"><text:s/></text:span><text:span text:style-name="T2">1. </text:span></text:p>
          </draw:text-box>
        </draw:frame>
        <draw:frame draw:style-name="gr11" draw:text-style-name="P3" draw:layer="layout" svg:width="1.551cm" svg:height="0.471cm" svg:x="3.283cm" svg:y="22.525cm">
          <draw:text-box>
            <text:p text:style-name="P1"><text:span text:style-name="T3">React.js </text:span></text:p>
          </draw:text-box>
        </draw:frame>
        <draw:frame draw:style-name="gr10" draw:text-style-name="P3" draw:layer="layout" svg:width="0.531cm" svg:height="0.471cm" svg:x="2.541cm" svg:y="23.01cm">
          <draw:text-box>
            <text:p text:style-name="P1"><text:span text:style-name="T2"><text:s/></text:span><text:span text:style-name="T2">2. </text:span></text:p>
          </draw:text-box>
        </draw:frame>
        <draw:frame draw:style-name="gr173" draw:text-style-name="P3" draw:layer="layout" svg:width="1.247cm" svg:height="0.471cm" svg:x="3.283cm" svg:y="23.01cm">
          <draw:text-box>
            <text:p text:style-name="P1"><text:span text:style-name="T3">Vue.js </text:span></text:p>
          </draw:text-box>
        </draw:frame>
        <draw:frame draw:style-name="gr10" draw:text-style-name="P3" draw:layer="layout" svg:width="0.531cm" svg:height="0.471cm" svg:x="2.541cm" svg:y="23.495cm">
          <draw:text-box>
            <text:p text:style-name="P1"><text:span text:style-name="T2"><text:s/></text:span><text:span text:style-name="T2">3. </text:span></text:p>
          </draw:text-box>
        </draw:frame>
        <draw:frame draw:style-name="gr170" draw:text-style-name="P9" draw:layer="layout" svg:width="2.021cm" svg:height="0.471cm" svg:x="3.283cm" svg:y="23.495cm">
          <draw:text-box>
            <text:p text:style-name="P8"><text:span text:style-name="T6">Angular.js </text:span></text:p>
          </draw:text-box>
        </draw:frame>
        <draw:frame draw:style-name="gr10" draw:text-style-name="P3" draw:layer="layout" svg:width="0.531cm" svg:height="0.471cm" svg:x="2.541cm" svg:y="23.989cm">
          <draw:text-box>
            <text:p text:style-name="P1"><text:span text:style-name="T2"><text:s/></text:span><text:span text:style-name="T2">4. </text:span></text:p>
          </draw:text-box>
        </draw:frame>
        <draw:frame draw:style-name="gr25" draw:text-style-name="P3" draw:layer="layout" svg:width="1.399cm" svg:height="0.471cm" svg:x="3.283cm" svg:y="23.989cm">
          <draw:text-box>
            <text:p text:style-name="P1"><text:span text:style-name="T3">jQuery </text:span></text:p>
          </draw:text-box>
        </draw:frame>
        <draw:frame draw:style-name="gr4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8" draw:style-name="dp1" draw:master-page-name="master-page22">
        <draw:frame draw:style-name="gr177" draw:text-style-name="P3" draw:layer="layout" svg:width="5.222cm" svg:height="0.471cm" svg:x="2.541cm" svg:y="2.561cm">
          <draw:text-box>
            <text:p text:style-name="P1"><text:span text:style-name="T3">Scenario 10: Browser Cache </text:span></text:p>
          </draw:text-box>
        </draw:frame>
        <draw:frame draw:style-name="gr4" draw:text-style-name="P3" draw:layer="layout" svg:width="0.422cm" svg:height="0.471cm" svg:x="2.541cm" svg:y="3.04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3.531cm">
          <draw:text-box>
            <text:p text:style-name="P1"><text:span text:style-name="T3">Question 1: </text:span></text:p>
          </draw:text-box>
        </draw:frame>
        <draw:frame draw:style-name="gr178" draw:text-style-name="P3" draw:layer="layout" svg:width="15.424cm" svg:height="0.471cm" svg:x="2.541cm" svg:y="4.025cm">
          <draw:text-box>
            <text:p text:style-name="P1"><text:span text:style-name="T2">You notice that a frequently </text:span><text:span text:style-name="T2">visited web page is loading </text:span><text:span text:style-name="T2">slowly. How can browser </text:span><text:span text:style-name="T2">caching </text:span></text:p>
          </draw:text-box>
        </draw:frame>
        <draw:frame draw:style-name="gr179" draw:text-style-name="P3" draw:layer="layout" svg:width="10.297cm" svg:height="0.471cm" svg:x="2.541cm" svg:y="4.511cm">
          <draw:text-box>
            <text:p text:style-name="P1"><text:span text:style-name="T2">improve the performance, and </text:span><text:span text:style-name="T2">what is the process involved? </text:span></text:p>
          </draw:text-box>
        </draw:frame>
        <draw:frame draw:style-name="gr4" draw:text-style-name="P3" draw:layer="layout" svg:width="0.422cm" svg:height="0.471cm" svg:x="2.541cm" svg:y="4.996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5.481cm">
          <draw:text-box>
            <text:p text:style-name="P1"><text:span text:style-name="T2"><text:s/></text:span><text:span text:style-name="T2">1. </text:span></text:p>
          </draw:text-box>
        </draw:frame>
        <draw:frame draw:style-name="gr180" draw:text-style-name="P3" draw:layer="layout" svg:width="7.762cm" svg:height="0.471cm" svg:x="3.283cm" svg:y="5.481cm">
          <draw:text-box>
            <text:p text:style-name="P1"><text:span text:style-name="T3">Encrypting HTTP requests </text:span><text:span text:style-name="T3">and responses. </text:span></text:p>
          </draw:text-box>
        </draw:frame>
        <draw:frame draw:style-name="gr10" draw:text-style-name="P3" draw:layer="layout" svg:width="0.531cm" svg:height="0.471cm" svg:x="2.541cm" svg:y="5.966cm">
          <draw:text-box>
            <text:p text:style-name="P1"><text:span text:style-name="T2"><text:s/></text:span><text:span text:style-name="T2">2. </text:span></text:p>
          </draw:text-box>
        </draw:frame>
        <draw:frame draw:style-name="gr181" draw:text-style-name="P9" draw:layer="layout" svg:width="9.946cm" svg:height="0.471cm" svg:x="3.283cm" svg:y="5.966cm">
          <draw:text-box>
            <text:p text:style-name="P8"><text:span text:style-name="T6">Storing copies of frequently </text:span><text:span text:style-name="T6">accessed resources locally. </text:span></text:p>
          </draw:text-box>
        </draw:frame>
        <draw:frame draw:style-name="gr10" draw:text-style-name="P3" draw:layer="layout" svg:width="0.531cm" svg:height="0.471cm" svg:x="2.541cm" svg:y="6.46cm">
          <draw:text-box>
            <text:p text:style-name="P1"><text:span text:style-name="T2"><text:s/></text:span><text:span text:style-name="T2">3. </text:span></text:p>
          </draw:text-box>
        </draw:frame>
        <draw:frame draw:style-name="gr41" draw:text-style-name="P3" draw:layer="layout" svg:width="5.632cm" svg:height="0.471cm" svg:x="3.283cm" svg:y="6.46cm">
          <draw:text-box>
            <text:p text:style-name="P1"><text:span text:style-name="T3">Optimizing DNS lookup times. </text:span></text:p>
          </draw:text-box>
        </draw:frame>
        <draw:frame draw:style-name="gr10" draw:text-style-name="P3" draw:layer="layout" svg:width="0.531cm" svg:height="0.471cm" svg:x="2.541cm" svg:y="6.945cm">
          <draw:text-box>
            <text:p text:style-name="P1"><text:span text:style-name="T2"><text:s/></text:span><text:span text:style-name="T2">4. </text:span></text:p>
          </draw:text-box>
        </draw:frame>
        <draw:frame draw:style-name="gr123" draw:text-style-name="P3" draw:layer="layout" svg:width="6.763cm" svg:height="0.471cm" svg:x="3.283cm" svg:y="6.945cm">
          <draw:text-box>
            <text:p text:style-name="P1"><text:span text:style-name="T3">Establishing faster TCP </text:span><text:span text:style-name="T3">connections. </text:span></text:p>
          </draw:text-box>
        </draw:frame>
        <draw:frame draw:style-name="gr4" draw:text-style-name="P3" draw:layer="layout" svg:width="0.422cm" svg:height="0.471cm" svg:x="2.541cm" svg:y="7.43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7.916cm">
          <draw:text-box>
            <text:p text:style-name="P1"><text:span text:style-name="T3">Question 2: </text:span></text:p>
          </draw:text-box>
        </draw:frame>
        <draw:frame draw:style-name="gr182" draw:text-style-name="P3" draw:layer="layout" svg:width="10.496cm" svg:height="0.471cm" svg:x="2.541cm" svg:y="8.401cm">
          <draw:text-box>
            <text:p text:style-name="P1"><text:span text:style-name="T2">What is a benefit of caching </text:span><text:span text:style-name="T2">HTTP responses in the browser? </text:span></text:p>
          </draw:text-box>
        </draw:frame>
        <draw:frame draw:style-name="gr4" draw:text-style-name="P3" draw:layer="layout" svg:width="0.422cm" svg:height="0.471cm" svg:x="2.541cm" svg:y="8.895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9.38cm">
          <draw:text-box>
            <text:p text:style-name="P1"><text:span text:style-name="T2"><text:s/></text:span><text:span text:style-name="T2">1. </text:span></text:p>
          </draw:text-box>
        </draw:frame>
        <draw:frame draw:style-name="gr183" draw:text-style-name="P9" draw:layer="layout" svg:width="9.383cm" svg:height="0.471cm" svg:x="3.283cm" svg:y="9.38cm">
          <draw:text-box>
            <text:p text:style-name="P8"><text:span text:style-name="T6">Reduces server load and </text:span><text:span text:style-name="T6">speeds up page load times. </text:span></text:p>
          </draw:text-box>
        </draw:frame>
        <draw:frame draw:style-name="gr10" draw:text-style-name="P3" draw:layer="layout" svg:width="0.531cm" svg:height="0.471cm" svg:x="2.541cm" svg:y="9.865cm">
          <draw:text-box>
            <text:p text:style-name="P1"><text:span text:style-name="T2"><text:s/></text:span><text:span text:style-name="T2">2. </text:span></text:p>
          </draw:text-box>
        </draw:frame>
        <draw:frame draw:style-name="gr184" draw:text-style-name="P3" draw:layer="layout" svg:width="8.397cm" svg:height="0.471cm" svg:x="3.283cm" svg:y="9.865cm">
          <draw:text-box>
            <text:p text:style-name="P1"><text:span text:style-name="T3">Ensures the latest content is </text:span><text:span text:style-name="T3">always displayed. </text:span></text:p>
          </draw:text-box>
        </draw:frame>
        <draw:frame draw:style-name="gr10" draw:text-style-name="P3" draw:layer="layout" svg:width="0.531cm" svg:height="0.471cm" svg:x="2.541cm" svg:y="10.351cm">
          <draw:text-box>
            <text:p text:style-name="P1"><text:span text:style-name="T2"><text:s/></text:span><text:span text:style-name="T2">3. </text:span></text:p>
          </draw:text-box>
        </draw:frame>
        <draw:frame draw:style-name="gr185" draw:text-style-name="P3" draw:layer="layout" svg:width="7.559cm" svg:height="0.471cm" svg:x="3.283cm" svg:y="10.351cm">
          <draw:text-box>
            <text:p text:style-name="P1"><text:span text:style-name="T3">Improves security of the web </text:span><text:span text:style-name="T3">application. </text:span></text:p>
          </draw:text-box>
        </draw:frame>
        <draw:frame draw:style-name="gr10" draw:text-style-name="P3" draw:layer="layout" svg:width="0.531cm" svg:height="0.471cm" svg:x="2.541cm" svg:y="10.836cm">
          <draw:text-box>
            <text:p text:style-name="P1"><text:span text:style-name="T2"><text:s/></text:span><text:span text:style-name="T2">4. </text:span></text:p>
          </draw:text-box>
        </draw:frame>
        <draw:frame draw:style-name="gr186" draw:text-style-name="P3" draw:layer="layout" svg:width="6.665cm" svg:height="0.471cm" svg:x="3.283cm" svg:y="10.836cm">
          <draw:text-box>
            <text:p text:style-name="P1"><text:span text:style-name="T3">Increases the size of HTTP </text:span><text:span text:style-name="T3">requests. </text:span></text:p>
          </draw:text-box>
        </draw:frame>
        <draw:frame draw:style-name="gr4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1.815cm">
          <draw:text-box>
            <text:p text:style-name="P1"><text:span text:style-name="T3">Question 3: </text:span></text:p>
          </draw:text-box>
        </draw:frame>
        <draw:frame draw:style-name="gr187" draw:text-style-name="P3" draw:layer="layout" svg:width="15.966cm" svg:height="0.471cm" svg:x="2.541cm" svg:y="12.3cm">
          <draw:text-box>
            <text:p text:style-name="P1"><text:span text:style-name="T2">When <text:s/>implementing <text:s/>caching <text:s/></text:span><text:span text:style-name="T2">strategies, <text:s/>which <text:s/>HTTP <text:s/>header </text:span><text:span text:style-name="T2"><text:s/>is <text:s/>used <text:s/>to <text:s/>specify <text:s/>caching </text:span></text:p>
          </draw:text-box>
        </draw:frame>
        <draw:frame draw:style-name="gr188" draw:text-style-name="P3" draw:layer="layout" svg:width="1.941cm" svg:height="0.471cm" svg:x="2.541cm" svg:y="12.785cm">
          <draw:text-box>
            <text:p text:style-name="P1"><text:span text:style-name="T2">directives? </text:span></text:p>
          </draw:text-box>
        </draw:frame>
        <draw:frame draw:style-name="gr4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189" draw:text-style-name="P3" draw:layer="layout" svg:width="2.622cm" svg:height="0.471cm" svg:x="3.283cm" svg:y="13.756cm">
          <draw:text-box>
            <text:p text:style-name="P1"><text:span text:style-name="T3">Co</text:span><text:span text:style-name="T3">nt</text:span><text:span text:style-name="T3">en</text:span><text:span text:style-name="T3">t-</text:span><text:span text:style-name="T3">Ty</text:span><text:span text:style-name="T3">pe </text:span></text:p>
          </draw:text-box>
        </draw:frame>
        <draw:frame draw:style-name="gr10" draw:text-style-name="P3" draw:layer="layout" svg:width="0.531cm" svg:height="0.471cm" svg:x="2.541cm" svg:y="14.25cm">
          <draw:text-box>
            <text:p text:style-name="P1"><text:span text:style-name="T2"><text:s/></text:span><text:span text:style-name="T2">2. </text:span></text:p>
          </draw:text-box>
        </draw:frame>
        <draw:frame draw:style-name="gr190" draw:text-style-name="P3" draw:layer="layout" svg:width="2.788cm" svg:height="0.471cm" svg:x="3.283cm" svg:y="14.25cm">
          <draw:text-box>
            <text:p text:style-name="P1"><text:span text:style-name="T3">Cache-Control </text:span></text:p>
          </draw:text-box>
        </draw:frame>
        <draw:frame draw:style-name="gr10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191" draw:text-style-name="P9" draw:layer="layout" svg:width="2.174cm" svg:height="0.471cm" svg:x="3.283cm" svg:y="14.735cm">
          <draw:text-box>
            <text:p text:style-name="P8"><text:span text:style-name="T6">U</text:span><text:span text:style-name="T6">s</text:span><text:span text:style-name="T6">e</text:span><text:span text:style-name="T6">r</text:span><text:span text:style-name="T6">-</text:span><text:span text:style-name="T6">A</text:span><text:span text:style-name="T6">g</text:span><text:span text:style-name="T6">e</text:span><text:span text:style-name="T6">n</text:span><text:span text:style-name="T6">t</text:span><text:span text:style-name="T6"> </text:span></text:p>
          </draw:text-box>
        </draw:frame>
        <draw:frame draw:style-name="gr10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192" draw:text-style-name="P3" draw:layer="layout" svg:width="3.279cm" svg:height="0.471cm" svg:x="3.283cm" svg:y="15.22cm">
          <draw:text-box>
            <text:p text:style-name="P1"><text:span text:style-name="T3">Accept-Language </text:span></text:p>
          </draw:text-box>
        </draw:frame>
        <draw:frame draw:style-name="gr4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2.186cm" svg:height="0.471cm" svg:x="2.541cm" svg:y="16.191cm">
          <draw:text-box>
            <text:p text:style-name="P1"><text:span text:style-name="T3">Q</text:span><text:span text:style-name="T3">ue</text:span><text:span text:style-name="T3">sti</text:span><text:span text:style-name="T3">on </text:span><text:span text:style-name="T3">4: </text:span></text:p>
          </draw:text-box>
        </draw:frame>
        <draw:frame draw:style-name="gr193" draw:text-style-name="P3" draw:layer="layout" svg:width="13.756cm" svg:height="0.471cm" svg:x="2.541cm" svg:y="16.685cm">
          <draw:text-box>
            <text:p text:style-name="P1"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s</text:span><text:span text:style-name="T2">c</text:span><text:span text:style-name="T2">e</text:span><text:span text:style-name="T2">n</text:span><text:span text:style-name="T2">a</text:span><text:span text:style-name="T2">r</text:span><text:span text:style-name="T2">i</text:span><text:span text:style-name="T2">o</text:span><text:span text:style-name="T2">s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b</text:span><text:span text:style-name="T2">e</text:span><text:span text:style-name="T2">n</text:span><text:span text:style-name="T2">e</text:span><text:span text:style-name="T2">f</text:span><text:span text:style-name="T2">i</text:span><text:span text:style-name="T2">t </text:span><text:span text:style-name="T2">t</text:span><text:span text:style-name="T2">h</text:span><text:span text:style-name="T2">e</text:span><text:span text:style-name="T2"> </text:span><text:span text:style-name="T2">m</text:span><text:span text:style-name="T2">o</text:span><text:span text:style-name="T2">s</text:span><text:span text:style-name="T2">t </text:span><text:span text:style-name="T2">f</text:span><text:span text:style-name="T2">r</text:span><text:span text:style-name="T2">o</text:span><text:span text:style-name="T2">m</text:span><text:span text:style-name="T2"> </text:span><text:span text:style-name="T2">b</text:span><text:span text:style-name="T2">r</text:span><text:span text:style-name="T2">o</text:span><text:span text:style-name="T2">w</text:span><text:span text:style-name="T2">s</text:span><text:span text:style-name="T2">e</text:span><text:span text:style-name="T2">r</text:span><text:span text:style-name="T2"> </text:span><text:span text:style-name="T2">c</text:span><text:span text:style-name="T2">a</text:span><text:span text:style-name="T2">c</text:span><text:span text:style-name="T2">h</text:span><text:span text:style-name="T2">i</text:span><text:span text:style-name="T2">n</text:span><text:span text:style-name="T2">g</text:span><text:span text:style-name="T2">?</text:span><text:span text:style-name="T2"> </text:span></text:p>
          </draw:text-box>
        </draw:frame>
        <draw:frame draw:style-name="gr4" draw:text-style-name="P3" draw:layer="layout" svg:width="0.422cm" svg:height="0.471cm" svg:x="2.541cm" svg:y="17.17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0.531cm" svg:height="0.471cm" svg:x="2.541cm" svg:y="17.655cm">
          <draw:text-box>
            <text:p text:style-name="P1"><text:span text:style-name="T2"><text:s/></text:span><text:span text:style-name="T2">1. </text:span></text:p>
          </draw:text-box>
        </draw:frame>
        <draw:frame draw:style-name="gr194" draw:text-style-name="P3" draw:layer="layout" svg:width="6.466cm" svg:height="0.471cm" svg:x="3.283cm" svg:y="17.655cm">
          <draw:text-box>
            <text:p text:style-name="P1"><text:span text:style-name="T3">A real-time stock trading platform. </text:span></text:p>
          </draw:text-box>
        </draw:frame>
        <draw:frame draw:style-name="gr10" draw:text-style-name="P3" draw:layer="layout" svg:width="0.531cm" svg:height="0.471cm" svg:x="2.541cm" svg:y="18.14cm">
          <draw:text-box>
            <text:p text:style-name="P1"><text:span text:style-name="T2"><text:s/></text:span><text:span text:style-name="T2">2. </text:span></text:p>
          </draw:text-box>
        </draw:frame>
        <draw:frame draw:style-name="gr195" draw:text-style-name="P9" draw:layer="layout" svg:width="7.042cm" svg:height="0.471cm" svg:x="3.283cm" svg:y="18.14cm">
          <draw:text-box>
            <text:p text:style-name="P8"><text:span text:style-name="T6">A frequently accessed static blog </text:span><text:span text:style-name="T6">page. </text:span></text:p>
          </draw:text-box>
        </draw:frame>
        <draw:frame draw:style-name="gr10" draw:text-style-name="P3" draw:layer="layout" svg:width="0.531cm" svg:height="0.471cm" svg:x="2.541cm" svg:y="18.625cm">
          <draw:text-box>
            <text:p text:style-name="P1"><text:span text:style-name="T2"><text:s/></text:span><text:span text:style-name="T2">3. </text:span></text:p>
          </draw:text-box>
        </draw:frame>
        <draw:frame draw:style-name="gr196" draw:text-style-name="P3" draw:layer="layout" svg:width="5.361cm" svg:height="0.471cm" svg:x="3.283cm" svg:y="18.625cm">
          <draw:text-box>
            <text:p text:style-name="P1"><text:span text:style-name="T3">A </text:span><text:span text:style-name="T3">dy</text:span><text:span text:style-name="T3">na</text:span><text:span text:style-name="T3">mi</text:span><text:span text:style-name="T3">c </text:span><text:span text:style-name="T3">so</text:span><text:span text:style-name="T3">cia</text:span><text:span text:style-name="T3">l </text:span><text:span text:style-name="T3">me</text:span><text:span text:style-name="T3">di</text:span><text:span text:style-name="T3">a </text:span><text:span text:style-name="T3">fee</text:span><text:span text:style-name="T3">d. </text:span></text:p>
          </draw:text-box>
        </draw:frame>
        <draw:frame draw:style-name="gr197" draw:text-style-name="P3" draw:layer="layout" svg:width="6.335cm" svg:height="0.471cm" svg:x="2.541cm" svg:y="19.119cm">
          <draw:text-box>
            <text:p text:style-name="P1"><text:span text:style-name="T2"><text:s/></text:span><text:span text:style-name="T2">4. <text:s/></text:span><text:span text:style-name="T2"><text:s/></text:span><text:span text:style-name="T3">A </text:span><text:span text:style-name="T3">liv</text:span><text:span text:style-name="T3">e </text:span><text:span text:style-name="T3">vi</text:span><text:span text:style-name="T3">de</text:span><text:span text:style-name="T3">o </text:span><text:span text:style-name="T3">str</text:span><text:span text:style-name="T3">ea</text:span><text:span text:style-name="T3">mi</text:span><text:span text:style-name="T3">ng </text:span><text:span text:style-name="T3">ser</text:span><text:span text:style-name="T3">vic</text:span><text:span text:style-name="T3">e.</text:span><text:span text:style-name="T8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22:45:38.558242519</dc:date>
    <meta:editing-duration>PT31M47S</meta:editing-duration>
    <meta:editing-cycles>2</meta:editing-cycles>
    <meta:generator>LibreOffice/24.2.2.2$Linux_X86_64 LibreOffice_project/d56cc158d8a96260b836f100ef4b4ef25d6f1a01</meta:generator>
    <meta:print-date>2024-07-22T22:11:23.388910447</meta:print-date>
    <meta:document-statistic meta:object-count="531"/>
  </office:meta>
</office:document-meta>
</file>